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525a19" officeooo:paragraph-rsid="00525a19"/>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ad6eac" style:font-size-asian="12pt" style:font-size-complex="12pt"/>
    </style:style>
    <style:style style:name="P5" style:family="paragraph" style:parent-style-name="Text_20_body">
      <style:text-properties fo:font-size="12pt" officeooo:rsid="01a9d50e" officeooo:paragraph-rsid="01a9d50e" style:font-size-asian="12pt" style:font-size-complex="12pt"/>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text-properties style:font-name="Liberation Serif" fo:font-size="12pt" officeooo:rsid="00ac827a" officeooo:paragraph-rsid="00bd1f4b" style:font-size-asian="12pt" style:font-size-complex="12pt"/>
    </style:style>
    <style:style style:name="P8" style:family="paragraph" style:parent-style-name="Text_20_body">
      <style:text-properties style:font-name="Liberation Serif" fo:font-size="12pt" officeooo:rsid="00bbdeb3" officeooo:paragraph-rsid="0186ea6b" style:font-size-asian="12pt" style:font-size-complex="12pt"/>
    </style:style>
    <style:style style:name="P9" style:family="paragraph" style:parent-style-name="Text_20_body">
      <style:text-properties style:font-name="Liberation Serif" fo:font-size="12pt" officeooo:rsid="014a0a09" officeooo:paragraph-rsid="014a0a09" style:font-name-asian="AR PL SungtiL GB" style:font-size-asian="12pt" style:font-name-complex="Lohit Devanagari" style:font-size-complex="12pt"/>
    </style:style>
    <style:style style:name="P10" style:family="paragraph" style:parent-style-name="Text_20_body">
      <style:text-properties style:font-name="Liberation Serif" fo:font-size="12pt" officeooo:rsid="014aded3" officeooo:paragraph-rsid="014aded3" style:font-name-asian="AR PL SungtiL GB" style:font-size-asian="12pt" style:font-name-complex="Lohit Devanagari" style:font-size-complex="12pt"/>
    </style:style>
    <style:style style:name="P11" style:family="paragraph" style:parent-style-name="Text_20_body">
      <style:text-properties officeooo:rsid="00653003" officeooo:paragraph-rsid="00653003"/>
    </style:style>
    <style:style style:name="P12" style:family="paragraph" style:parent-style-name="Text_20_body">
      <style:text-properties officeooo:rsid="0066c3da" officeooo:paragraph-rsid="0066c3da"/>
    </style:style>
    <style:style style:name="P13" style:family="paragraph" style:parent-style-name="Text_20_body">
      <style:text-properties officeooo:rsid="0066ceaa" officeooo:paragraph-rsid="0066ceaa"/>
    </style:style>
    <style:style style:name="P14" style:family="paragraph" style:parent-style-name="Text_20_body">
      <style:text-properties officeooo:rsid="006e508a" officeooo:paragraph-rsid="006e508a"/>
    </style:style>
    <style:style style:name="P15" style:family="paragraph" style:parent-style-name="Text_20_body">
      <style:text-properties officeooo:rsid="008cd931" officeooo:paragraph-rsid="008cd931"/>
    </style:style>
    <style:style style:name="P16" style:family="paragraph" style:parent-style-name="Text_20_body">
      <style:text-properties officeooo:rsid="009ec7cd" officeooo:paragraph-rsid="009ec7cd"/>
    </style:style>
    <style:style style:name="P17" style:family="paragraph" style:parent-style-name="Text_20_body">
      <style:text-properties officeooo:rsid="009f3bc6" officeooo:paragraph-rsid="009f3bc6"/>
    </style:style>
    <style:style style:name="P18" style:family="paragraph" style:parent-style-name="Text_20_body">
      <style:text-properties officeooo:rsid="009f6d29" officeooo:paragraph-rsid="009f6d29"/>
    </style:style>
    <style:style style:name="P19" style:family="paragraph" style:parent-style-name="Text_20_body">
      <style:text-properties officeooo:rsid="00a36c27" officeooo:paragraph-rsid="00a36c27"/>
    </style:style>
    <style:style style:name="P20" style:family="paragraph" style:parent-style-name="Text_20_body">
      <style:text-properties officeooo:paragraph-rsid="0087c737"/>
    </style:style>
    <style:style style:name="P21" style:family="paragraph" style:parent-style-name="Text_20_body">
      <style:text-properties officeooo:paragraph-rsid="00b9fd1c"/>
    </style:style>
    <style:style style:name="P22" style:family="paragraph" style:parent-style-name="Text_20_body">
      <style:text-properties officeooo:paragraph-rsid="00c994f1"/>
    </style:style>
    <style:style style:name="P23" style:family="paragraph" style:parent-style-name="Text_20_body">
      <style:text-properties officeooo:rsid="00cdb6b0" officeooo:paragraph-rsid="00cdb6b0"/>
    </style:style>
    <style:style style:name="P24" style:family="paragraph" style:parent-style-name="Text_20_body">
      <style:text-properties officeooo:paragraph-rsid="00c2ec02"/>
    </style:style>
    <style:style style:name="P25" style:family="paragraph" style:parent-style-name="Text_20_body">
      <style:text-properties officeooo:rsid="006ed0df" officeooo:paragraph-rsid="008a0417"/>
    </style:style>
    <style:style style:name="P26" style:family="paragraph" style:parent-style-name="Text_20_body">
      <style:text-properties officeooo:rsid="00e4528b" officeooo:paragraph-rsid="00e4528b"/>
    </style:style>
    <style:style style:name="P27" style:family="paragraph" style:parent-style-name="Text_20_body">
      <style:text-properties officeooo:rsid="013bad56" officeooo:paragraph-rsid="013bad56" fo:background-color="#ffff00"/>
    </style:style>
    <style:style style:name="P28" style:family="paragraph" style:parent-style-name="Text_20_body">
      <style:text-properties officeooo:rsid="00f69bdb" officeooo:paragraph-rsid="00f69bdb" fo:background-color="transparent"/>
    </style:style>
    <style:style style:name="P29" style:family="paragraph" style:parent-style-name="Text_20_body">
      <style:text-properties officeooo:rsid="00faf220" officeooo:paragraph-rsid="00faf220" fo:background-color="transparent"/>
    </style:style>
    <style:style style:name="P30" style:family="paragraph" style:parent-style-name="Text_20_body">
      <style:text-properties officeooo:rsid="00fce1c5" officeooo:paragraph-rsid="00fce1c5" fo:background-color="transparent"/>
    </style:style>
    <style:style style:name="P31" style:family="paragraph" style:parent-style-name="Text_20_body">
      <style:text-properties officeooo:rsid="00fd5582" officeooo:paragraph-rsid="00fd5582" fo:background-color="transparent"/>
    </style:style>
    <style:style style:name="P32" style:family="paragraph" style:parent-style-name="Text_20_body">
      <style:text-properties officeooo:rsid="0100a421" officeooo:paragraph-rsid="0100a421" fo:background-color="transparent"/>
    </style:style>
    <style:style style:name="P33" style:family="paragraph" style:parent-style-name="Text_20_body">
      <style:text-properties officeooo:rsid="0101d617" officeooo:paragraph-rsid="0101d617" fo:background-color="transparent"/>
    </style:style>
    <style:style style:name="P34" style:family="paragraph" style:parent-style-name="Text_20_body">
      <style:text-properties officeooo:rsid="01039b1c" officeooo:paragraph-rsid="01039b1c" fo:background-color="transparent"/>
    </style:style>
    <style:style style:name="P35" style:family="paragraph" style:parent-style-name="Text_20_body">
      <style:text-properties officeooo:rsid="010c3b75" officeooo:paragraph-rsid="010c3b75" fo:background-color="transparent"/>
    </style:style>
    <style:style style:name="P36" style:family="paragraph" style:parent-style-name="Text_20_body">
      <style:text-properties officeooo:rsid="0124f5f8" officeooo:paragraph-rsid="0124f5f8" fo:background-color="transparent"/>
    </style:style>
    <style:style style:name="P37" style:family="paragraph" style:parent-style-name="Text_20_body">
      <style:text-properties officeooo:rsid="0141b499" officeooo:paragraph-rsid="0141b499" fo:background-color="transparent"/>
    </style:style>
    <style:style style:name="P38" style:family="paragraph" style:parent-style-name="Text_20_body">
      <style:text-properties officeooo:rsid="0112af5a" officeooo:paragraph-rsid="017b5295" fo:background-color="transparent"/>
    </style:style>
    <style:style style:name="P39" style:family="paragraph" style:parent-style-name="Text_20_body">
      <style:text-properties officeooo:rsid="01804a16" officeooo:paragraph-rsid="01804a16" fo:background-color="transparent"/>
    </style:style>
    <style:style style:name="P40" style:family="paragraph" style:parent-style-name="Text_20_body">
      <style:text-properties officeooo:rsid="019a031a" officeooo:paragraph-rsid="019a031a" fo:background-color="transparent"/>
    </style:style>
    <style:style style:name="P41" style:family="paragraph" style:parent-style-name="Text_20_body">
      <style:text-properties officeooo:rsid="019ad6d9" officeooo:paragraph-rsid="019ad6d9" fo:background-color="transparent"/>
    </style:style>
    <style:style style:name="P42" style:family="paragraph" style:parent-style-name="Text_20_body">
      <style:text-properties officeooo:rsid="01a62c08" officeooo:paragraph-rsid="01a62c08" fo:background-color="transparent"/>
    </style:style>
    <style:style style:name="P43" style:family="paragraph" style:parent-style-name="Text_20_body">
      <style:text-properties officeooo:rsid="01a88a9a" officeooo:paragraph-rsid="01a88a9a" fo:background-color="transparent"/>
    </style:style>
    <style:style style:name="P44" style:family="paragraph" style:parent-style-name="Text_20_body">
      <style:text-properties officeooo:rsid="0112af5a" officeooo:paragraph-rsid="0112af5a"/>
    </style:style>
    <style:style style:name="P45" style:family="paragraph" style:parent-style-name="Text_20_body">
      <style:text-properties officeooo:rsid="01196205" officeooo:paragraph-rsid="01196205"/>
    </style:style>
    <style:style style:name="P46" style:family="paragraph" style:parent-style-name="Text_20_body">
      <style:text-properties officeooo:rsid="01211362" officeooo:paragraph-rsid="01211362"/>
    </style:style>
    <style:style style:name="P47" style:family="paragraph" style:parent-style-name="Text_20_body">
      <style:text-properties officeooo:rsid="01291926" officeooo:paragraph-rsid="01291926"/>
    </style:style>
    <style:style style:name="P48" style:family="paragraph" style:parent-style-name="Text_20_body">
      <style:text-properties officeooo:rsid="012f89b8" officeooo:paragraph-rsid="012f89b8"/>
    </style:style>
    <style:style style:name="P49" style:family="paragraph" style:parent-style-name="Text_20_body">
      <style:text-properties officeooo:paragraph-rsid="0132990a"/>
    </style:style>
    <style:style style:name="P50" style:family="paragraph" style:parent-style-name="Text_20_body">
      <style:text-properties officeooo:rsid="0132dd46" officeooo:paragraph-rsid="0132dd46"/>
    </style:style>
    <style:style style:name="P51" style:family="paragraph" style:parent-style-name="Text_20_body">
      <style:text-properties officeooo:rsid="0135b53c" officeooo:paragraph-rsid="0135b53c"/>
    </style:style>
    <style:style style:name="P52" style:family="paragraph" style:parent-style-name="Text_20_body">
      <style:text-properties officeooo:rsid="011b98c3" officeooo:paragraph-rsid="011b98c3"/>
    </style:style>
    <style:style style:name="P53" style:family="paragraph" style:parent-style-name="Text_20_body">
      <style:text-properties officeooo:rsid="0190616b" officeooo:paragraph-rsid="0190616b"/>
    </style:style>
    <style:style style:name="P54" style:family="paragraph" style:parent-style-name="Text_20_body">
      <style:text-properties officeooo:rsid="0191d9b7" officeooo:paragraph-rsid="0191d9b7"/>
    </style:style>
    <style:style style:name="P55" style:family="paragraph" style:parent-style-name="Text_20_body">
      <style:text-properties officeooo:rsid="0066beea" officeooo:paragraph-rsid="0066beea"/>
    </style:style>
    <style:style style:name="P56" style:family="paragraph" style:parent-style-name="Text_20_body">
      <style:text-properties officeooo:rsid="0195ff27" officeooo:paragraph-rsid="0195ff27"/>
    </style:style>
    <style:style style:name="P57" style:family="paragraph" style:parent-style-name="Text_20_body">
      <style:text-properties officeooo:rsid="019e4f67" officeooo:paragraph-rsid="019e4f67"/>
    </style:style>
    <style:style style:name="P58" style:family="paragraph" style:parent-style-name="Text_20_body">
      <style:text-properties officeooo:rsid="01a1d380" officeooo:paragraph-rsid="01a1d380"/>
    </style:style>
    <style:style style:name="P59" style:family="paragraph" style:parent-style-name="Text_20_body">
      <style:text-properties officeooo:rsid="01a454ba" officeooo:paragraph-rsid="01a454ba"/>
    </style:style>
    <style:style style:name="P60" style:family="paragraph" style:parent-style-name="Text_20_body">
      <style:text-properties officeooo:rsid="01a4bd01" officeooo:paragraph-rsid="01a4bd01"/>
    </style:style>
    <style:style style:name="P61" style:family="paragraph" style:parent-style-name="Text_20_body">
      <style:text-properties officeooo:rsid="01af2a80" officeooo:paragraph-rsid="01af2a80"/>
    </style:style>
    <style:style style:name="P62" style:family="paragraph" style:parent-style-name="Text_20_body">
      <style:text-properties officeooo:rsid="01b0a72f" officeooo:paragraph-rsid="01b0a72f"/>
    </style:style>
    <style:style style:name="P63" style:family="paragraph" style:parent-style-name="Text_20_body">
      <style:text-properties officeooo:rsid="0069aa3b" officeooo:paragraph-rsid="0069aa3b"/>
    </style:style>
    <style:style style:name="P64" style:family="paragraph" style:parent-style-name="Text_20_body">
      <style:text-properties officeooo:rsid="01ba95a6" officeooo:paragraph-rsid="01ba95a6"/>
    </style:style>
    <style:style style:name="P65" style:family="paragraph" style:parent-style-name="Subtitle">
      <style:text-properties officeooo:rsid="001f4e9b" officeooo:paragraph-rsid="001f4e9b"/>
    </style:style>
    <style:style style:name="P66" style:family="paragraph" style:parent-style-name="Heading_20_2">
      <style:text-properties officeooo:rsid="0027a715" officeooo:paragraph-rsid="0063c7a0"/>
    </style:style>
    <style:style style:name="P67" style:family="paragraph" style:parent-style-name="Heading_20_2">
      <style:text-properties officeooo:rsid="0027a715" officeooo:paragraph-rsid="0027a715"/>
    </style:style>
    <style:style style:name="P68" style:family="paragraph" style:parent-style-name="Heading_20_2">
      <style:text-properties officeooo:rsid="00459946" officeooo:paragraph-rsid="00459946"/>
    </style:style>
    <style:style style:name="P69" style:family="paragraph" style:parent-style-name="Heading_20_2">
      <style:text-properties officeooo:rsid="00a8cacc" officeooo:paragraph-rsid="019a031a"/>
    </style:style>
    <style:style style:name="P70" style:family="paragraph" style:parent-style-name="Heading_20_2">
      <style:text-properties officeooo:rsid="019cd568" officeooo:paragraph-rsid="019cd568"/>
    </style:style>
    <style:style style:name="P71" style:family="paragraph" style:parent-style-name="Heading_20_2">
      <style:text-properties officeooo:rsid="01a1aa8b" officeooo:paragraph-rsid="01a1aa8b"/>
    </style:style>
    <style:style style:name="P72" style:family="paragraph" style:parent-style-name="Heading_20_2">
      <style:text-properties officeooo:rsid="01a2a778" officeooo:paragraph-rsid="01a2a778"/>
    </style:style>
    <style:style style:name="P73" style:family="paragraph" style:parent-style-name="Heading_20_2">
      <style:text-properties officeooo:rsid="01a4b3e6" officeooo:paragraph-rsid="01a4b3e6"/>
    </style:style>
    <style:style style:name="P74" style:family="paragraph" style:parent-style-name="Heading_20_2">
      <style:text-properties officeooo:rsid="01a4bd01" officeooo:paragraph-rsid="01a4bd01"/>
    </style:style>
    <style:style style:name="P75" style:family="paragraph" style:parent-style-name="Heading_20_2">
      <style:text-properties officeooo:rsid="01391535" officeooo:paragraph-rsid="01391535"/>
    </style:style>
    <style:style style:name="P76" style:family="paragraph" style:parent-style-name="Heading_20_2">
      <style:text-properties officeooo:rsid="01ace1e0" officeooo:paragraph-rsid="01ace1e0"/>
    </style:style>
    <style:style style:name="P77" style:family="paragraph" style:parent-style-name="Heading_20_2">
      <style:text-properties officeooo:rsid="01afffad" officeooo:paragraph-rsid="01afffad"/>
    </style:style>
    <style:style style:name="P78" style:family="paragraph" style:parent-style-name="Standard">
      <style:text-properties officeooo:rsid="004c9268" officeooo:paragraph-rsid="004c9268"/>
    </style:style>
    <style:style style:name="P79" style:family="paragraph" style:parent-style-name="Standard">
      <style:text-properties officeooo:rsid="004e303c" officeooo:paragraph-rsid="004e303c"/>
    </style:style>
    <style:style style:name="P80" style:family="paragraph" style:parent-style-name="Standard">
      <style:text-properties officeooo:rsid="004e303c" officeooo:paragraph-rsid="00c0de20"/>
    </style:style>
    <style:style style:name="P81" style:family="paragraph" style:parent-style-name="Standard">
      <style:text-properties officeooo:rsid="004e303c" officeooo:paragraph-rsid="018a6a39"/>
    </style:style>
    <style:style style:name="P82" style:family="paragraph" style:parent-style-name="Standard">
      <style:text-properties officeooo:rsid="004fc2fc" officeooo:paragraph-rsid="004fc2fc"/>
    </style:style>
    <style:style style:name="P83" style:family="paragraph" style:parent-style-name="Standard">
      <style:text-properties fo:font-size="12pt" officeooo:rsid="01b4060c" officeooo:paragraph-rsid="01b4060c" fo:background-color="transparent" style:font-size-asian="12pt" style:font-size-complex="12pt"/>
    </style:style>
    <style:style style:name="P84" style:family="paragraph" style:parent-style-name="Table_20_Contents">
      <style:text-properties officeooo:rsid="0032aaf8" officeooo:paragraph-rsid="0032aaf8"/>
    </style:style>
    <style:style style:name="P85" style:family="paragraph" style:parent-style-name="Table_20_Contents">
      <style:text-properties officeooo:rsid="0032aaf8" officeooo:paragraph-rsid="0040c2ac"/>
    </style:style>
    <style:style style:name="P86" style:family="paragraph" style:parent-style-name="Table_20_Contents">
      <style:text-properties officeooo:rsid="0032aaf8" officeooo:paragraph-rsid="00415a89"/>
    </style:style>
    <style:style style:name="P87" style:family="paragraph" style:parent-style-name="Table_20_Contents">
      <style:text-properties officeooo:rsid="0032aaf8" officeooo:paragraph-rsid="004b7149"/>
    </style:style>
    <style:style style:name="P88" style:family="paragraph" style:parent-style-name="Table_20_Contents">
      <style:text-properties officeooo:rsid="0037c8d9" officeooo:paragraph-rsid="0037c8d9"/>
    </style:style>
    <style:style style:name="P89" style:family="paragraph" style:parent-style-name="Table_20_Contents">
      <style:text-properties officeooo:rsid="0037c8d9" officeooo:paragraph-rsid="0040c2ac"/>
    </style:style>
    <style:style style:name="P90" style:family="paragraph" style:parent-style-name="Table_20_Contents">
      <style:text-properties officeooo:rsid="0037c8d9" officeooo:paragraph-rsid="00415a89"/>
    </style:style>
    <style:style style:name="P91" style:family="paragraph" style:parent-style-name="Table_20_Contents">
      <style:text-properties officeooo:rsid="0037c8d9" officeooo:paragraph-rsid="004b7149"/>
    </style:style>
    <style:style style:name="P92" style:family="paragraph" style:parent-style-name="Table_20_Contents">
      <style:text-properties officeooo:rsid="003858fd" officeooo:paragraph-rsid="003858fd"/>
    </style:style>
    <style:style style:name="P93" style:family="paragraph" style:parent-style-name="Table_20_Contents">
      <style:text-properties officeooo:rsid="003858fd" officeooo:paragraph-rsid="0040c2ac"/>
    </style:style>
    <style:style style:name="P94" style:family="paragraph" style:parent-style-name="Table_20_Contents">
      <style:text-properties officeooo:rsid="003858fd" officeooo:paragraph-rsid="00415a89"/>
    </style:style>
    <style:style style:name="P95" style:family="paragraph" style:parent-style-name="Table_20_Contents">
      <style:text-properties officeooo:rsid="003858fd" officeooo:paragraph-rsid="004b7149"/>
    </style:style>
    <style:style style:name="P96" style:family="paragraph" style:parent-style-name="Table_20_Contents">
      <style:text-properties officeooo:rsid="0039d874" officeooo:paragraph-rsid="0039d874"/>
    </style:style>
    <style:style style:name="P97" style:family="paragraph" style:parent-style-name="Table_20_Contents">
      <style:text-properties officeooo:rsid="0039d874" officeooo:paragraph-rsid="0040c2ac"/>
    </style:style>
    <style:style style:name="P98" style:family="paragraph" style:parent-style-name="Table_20_Contents">
      <style:text-properties officeooo:rsid="0039d874" officeooo:paragraph-rsid="00415a89"/>
    </style:style>
    <style:style style:name="P99" style:family="paragraph" style:parent-style-name="Table_20_Contents">
      <style:text-properties officeooo:rsid="0039d874" officeooo:paragraph-rsid="004b7149"/>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03b158f" officeooo:paragraph-rsid="0073ab73"/>
    </style:style>
    <style:style style:name="P102" style:family="paragraph" style:parent-style-name="Heading_20_2">
      <style:paragraph-properties fo:break-before="page"/>
      <style:text-properties officeooo:rsid="00459946" officeooo:paragraph-rsid="008491f4"/>
    </style:style>
    <style:style style:name="P103" style:family="paragraph" style:parent-style-name="Heading_20_2">
      <style:paragraph-properties fo:break-before="page"/>
      <style:text-properties officeooo:rsid="0027a715" officeooo:paragraph-rsid="0063c7a0"/>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Contents_20_4">
      <style:paragraph-properties>
        <style:tab-stops>
          <style:tab-stop style:position="17cm" style:type="right" style:leader-style="dotted" style:leader-text="."/>
        </style:tab-stops>
      </style:paragraph-properties>
    </style:style>
    <style:style style:name="P108" style:family="paragraph" style:parent-style-name="Text_20_body">
      <style:paragraph-properties fo:margin-top="0cm" fo:margin-bottom="0.15cm" style:contextual-spacing="false"/>
      <style:text-properties officeooo:rsid="003024b3" officeooo:paragraph-rsid="003024b3"/>
    </style:style>
    <style:style style:name="P109" style:family="paragraph" style:parent-style-name="Text_20_body">
      <style:paragraph-properties fo:margin-top="0cm" fo:margin-bottom="0.15cm" style:contextual-spacing="false"/>
      <style:text-properties officeooo:rsid="002fa783" officeooo:paragraph-rsid="002fa783"/>
    </style:style>
    <style:style style:name="P110" style:family="paragraph" style:parent-style-name="Text_20_body">
      <style:paragraph-properties fo:margin-top="0cm" fo:margin-bottom="0.15cm" style:contextual-spacing="false"/>
      <style:text-properties officeooo:paragraph-rsid="002a6316"/>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Contents_20_4">
      <style:paragraph-properties>
        <style:tab-stops>
          <style:tab-stop style:position="17cm" style:type="right" style:leader-style="dotted" style:leader-text="."/>
        </style:tab-stops>
      </style:paragraph-properties>
    </style:style>
    <style:style style:name="P115" style:family="paragraph" style:parent-style-name="Heading_20_1" style:list-style-name=""/>
    <style:style style:name="P116" style:family="paragraph" style:parent-style-name="Heading_20_1" style:list-style-name="">
      <style:text-properties officeooo:paragraph-rsid="004b7149"/>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paragraph-rsid="004b7149"/>
    </style:style>
    <style:style style:name="P119" style:family="paragraph" style:parent-style-name="Heading_20_3">
      <style:text-properties officeooo:rsid="00408b14" officeooo:paragraph-rsid="00408b14"/>
    </style:style>
    <style:style style:name="P120" style:family="paragraph" style:parent-style-name="Heading_20_3">
      <style:text-properties officeooo:rsid="004ab5db" officeooo:paragraph-rsid="004ab5db"/>
    </style:style>
    <style:style style:name="P121" style:family="paragraph" style:parent-style-name="Heading_20_3">
      <style:text-properties officeooo:rsid="00a36c27" officeooo:paragraph-rsid="00a36c27"/>
    </style:style>
    <style:style style:name="P122" style:family="paragraph" style:parent-style-name="Heading_20_3">
      <style:text-properties officeooo:rsid="0076606f" officeooo:paragraph-rsid="0076606f"/>
    </style:style>
    <style:style style:name="P123" style:family="paragraph" style:parent-style-name="Heading_20_3">
      <style:text-properties officeooo:rsid="0111660d" officeooo:paragraph-rsid="0111660d"/>
    </style:style>
    <style:style style:name="P124" style:family="paragraph" style:parent-style-name="Heading_20_4">
      <style:text-properties officeooo:rsid="011e63b7" officeooo:paragraph-rsid="011e63b7"/>
    </style:style>
    <style:style style:name="P125" style:family="paragraph" style:parent-style-name="Heading_20_4" style:list-style-name="">
      <style:text-properties officeooo:rsid="012e476c" officeooo:paragraph-rsid="012e476c"/>
    </style:style>
    <style:style style:name="P126" style:family="paragraph" style:parent-style-name="Heading_20_4">
      <style:paragraph-properties fo:break-before="page"/>
      <style:text-properties officeooo:rsid="012e476c" officeooo:paragraph-rsid="012e476c"/>
    </style:style>
    <style:style style:name="P127" style:family="paragraph" style:parent-style-name="Subtitle">
      <style:text-properties officeooo:paragraph-rsid="001f4e9b"/>
    </style:style>
    <style:style style:name="P128" style:family="paragraph" style:parent-style-name="Text_20_body">
      <style:text-properties fo:color="#1e1e1e" loext:opacity="100%" style:font-name="Liberation Serif" fo:font-size="12pt" fo:font-weight="normal" officeooo:rsid="0197e183" officeooo:paragraph-rsid="0197e183" fo:background-color="transparent" style:font-size-asian="12pt" style:font-size-complex="12pt"/>
    </style:style>
    <style:style style:name="P129" style:family="paragraph" style:parent-style-name="Text_20_body">
      <style:text-properties fo:color="#1e1e1e" loext:opacity="100%" style:font-name="Liberation Serif" fo:font-size="12pt" fo:font-weight="normal" officeooo:rsid="01b130e9" officeooo:paragraph-rsid="01b130e9" fo:background-color="transparent" style:font-size-asian="12pt" style:font-size-complex="12pt"/>
    </style:style>
    <style:style style:name="P130" style:family="paragraph" style:parent-style-name="Text_20_body">
      <style:text-properties officeooo:rsid="019f9dc6" officeooo:paragraph-rsid="019a031a" fo:background-color="transparent"/>
    </style:style>
    <style:style style:name="P131" style:family="paragraph" style:parent-style-name="Title">
      <style:text-properties officeooo:rsid="001f4e9b" officeooo:paragraph-rsid="01bedfcb"/>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1497c79" style:font-name-asian="AR PL SungtiL GB" style:font-name-complex="Lohit Devanagari"/>
    </style:style>
    <style:style style:name="T28" style:family="text">
      <style:text-properties officeooo:rsid="0186ea6b" style:font-name-asian="AR PL SungtiL GB" style:font-name-complex="Lohit Devanagari"/>
    </style:style>
    <style:style style:name="T29" style:family="text">
      <style:text-properties officeooo:rsid="0189c846" style:font-name-asian="AR PL SungtiL GB" style:font-name-complex="Lohit Devanagari"/>
    </style:style>
    <style:style style:name="T30" style:family="text">
      <style:text-properties officeooo:rsid="0066beea"/>
    </style:style>
    <style:style style:name="T31" style:family="text">
      <style:text-properties officeooo:rsid="0066c3da"/>
    </style:style>
    <style:style style:name="T32" style:family="text">
      <style:text-properties officeooo:rsid="006facdc"/>
    </style:style>
    <style:style style:name="T33" style:family="text">
      <style:text-properties officeooo:rsid="007056a0"/>
    </style:style>
    <style:style style:name="T34" style:family="text">
      <style:text-properties officeooo:rsid="0071f34a"/>
    </style:style>
    <style:style style:name="T35" style:family="text">
      <style:text-properties officeooo:rsid="0072270e"/>
    </style:style>
    <style:style style:name="T36" style:family="text">
      <style:text-properties officeooo:rsid="0087c737"/>
    </style:style>
    <style:style style:name="T37" style:family="text">
      <style:text-properties officeooo:rsid="008810dd"/>
    </style:style>
    <style:style style:name="T38" style:family="text">
      <style:text-properties officeooo:rsid="008b9b48"/>
    </style:style>
    <style:style style:name="T39" style:family="text">
      <style:text-properties officeooo:rsid="008cd931"/>
    </style:style>
    <style:style style:name="T40" style:family="text">
      <style:text-properties style:font-name="Liberation Serif"/>
    </style:style>
    <style:style style:name="T41" style:family="text">
      <style:text-properties style:font-name="Liberation Serif" officeooo:rsid="004a327b" style:font-name-asian="AR PL SungtiL GB" style:font-name-complex="Lohit Devanagari"/>
    </style:style>
    <style:style style:name="T42" style:family="text">
      <style:text-properties style:font-name="Liberation Serif" officeooo:rsid="012f89b8"/>
    </style:style>
    <style:style style:name="T43" style:family="text">
      <style:text-properties style:font-name="Liberation Serif" officeooo:rsid="0130952c"/>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130952c" style:font-size-asian="12pt" style:font-size-complex="12pt"/>
    </style:style>
    <style:style style:name="T46" style:family="text">
      <style:text-properties style:font-name="Liberation Serif" fo:font-size="12pt" officeooo:rsid="0132990a" style:font-size-asian="12pt" style:font-size-complex="12pt"/>
    </style:style>
    <style:style style:name="T47" style:family="text">
      <style:text-properties style:font-name="Liberation Serif" fo:font-size="12pt" officeooo:rsid="013487ad" style:font-size-asian="12pt" style:font-size-complex="12pt"/>
    </style:style>
    <style:style style:name="T48" style:family="text">
      <style:text-properties style:font-name="Liberation Serif" fo:font-size="12pt" officeooo:rsid="0137a679" style:font-size-asian="12pt" style:font-size-complex="12pt"/>
    </style:style>
    <style:style style:name="T49" style:family="text">
      <style:text-properties style:font-name="Liberation Serif" fo:font-size="12pt" officeooo:rsid="014e6705" style:font-size-asian="12pt" style:font-size-complex="12pt"/>
    </style:style>
    <style:style style:name="T50" style:family="text">
      <style:text-properties style:font-name="Liberation Serif" fo:font-size="12pt" officeooo:rsid="014fecd8" style:font-size-asian="12pt" style:font-size-complex="12pt"/>
    </style:style>
    <style:style style:name="T51" style:family="text">
      <style:text-properties style:font-name="Liberation Serif" fo:font-size="12pt" officeooo:rsid="0150f75b" style:font-size-asian="12pt" style:font-size-complex="12pt"/>
    </style:style>
    <style:style style:name="T52" style:family="text">
      <style:text-properties style:font-name="Liberation Serif" fo:font-size="12pt" officeooo:rsid="016bd848" style:font-size-asian="12pt" style:font-size-complex="12pt"/>
    </style:style>
    <style:style style:name="T53" style:family="text">
      <style:text-properties style:font-name="Liberation Serif" fo:font-size="12pt" officeooo:rsid="018fd8ca" style:font-size-asian="12pt" style:font-size-complex="12pt"/>
    </style:style>
    <style:style style:name="T54" style:family="text">
      <style:text-properties style:font-name="Liberation Serif" fo:font-size="12pt" officeooo:rsid="0190616b" style:font-size-asian="12pt" style:font-size-complex="12pt"/>
    </style:style>
    <style:style style:name="T55" style:family="text">
      <style:text-properties officeooo:rsid="008e751a"/>
    </style:style>
    <style:style style:name="T56" style:family="text">
      <style:text-properties officeooo:rsid="008f1140"/>
    </style:style>
    <style:style style:name="T57" style:family="text">
      <style:text-properties officeooo:rsid="00b90051"/>
    </style:style>
    <style:style style:name="T58" style:family="text">
      <style:text-properties officeooo:rsid="00b9fd1c"/>
    </style:style>
    <style:style style:name="T59" style:family="text">
      <style:text-properties officeooo:rsid="00ba8a10"/>
    </style:style>
    <style:style style:name="T60" style:family="text">
      <style:text-properties officeooo:rsid="00c0de20"/>
    </style:style>
    <style:style style:name="T61" style:family="text">
      <style:text-properties officeooo:rsid="00c2ec02"/>
    </style:style>
    <style:style style:name="T62" style:family="text">
      <style:text-properties officeooo:rsid="00c605db"/>
    </style:style>
    <style:style style:name="T63" style:family="text">
      <style:text-properties officeooo:rsid="00c6cbad"/>
    </style:style>
    <style:style style:name="T64" style:family="text">
      <style:text-properties officeooo:rsid="00c994f1"/>
    </style:style>
    <style:style style:name="T65" style:family="text">
      <style:text-properties officeooo:rsid="00cb4cdd"/>
    </style:style>
    <style:style style:name="T66" style:family="text">
      <style:text-properties officeooo:rsid="00cc2e41"/>
    </style:style>
    <style:style style:name="T67" style:family="text">
      <style:text-properties officeooo:rsid="00d1b453"/>
    </style:style>
    <style:style style:name="T68" style:family="text">
      <style:text-properties officeooo:rsid="00d3927f"/>
    </style:style>
    <style:style style:name="T69" style:family="text">
      <style:text-properties officeooo:rsid="00d5848a"/>
    </style:style>
    <style:style style:name="T70" style:family="text">
      <style:text-properties officeooo:rsid="00d65ed6"/>
    </style:style>
    <style:style style:name="T71" style:family="text">
      <style:text-properties officeooo:rsid="00d6f73e"/>
    </style:style>
    <style:style style:name="T72" style:family="text">
      <style:text-properties officeooo:rsid="00d70c83"/>
    </style:style>
    <style:style style:name="T73" style:family="text">
      <style:text-properties officeooo:rsid="00d87a4b"/>
    </style:style>
    <style:style style:name="T74" style:family="text">
      <style:text-properties officeooo:rsid="00d8f646"/>
    </style:style>
    <style:style style:name="T75" style:family="text">
      <style:text-properties officeooo:rsid="00d9d2b0"/>
    </style:style>
    <style:style style:name="T76" style:family="text">
      <style:text-properties officeooo:rsid="00dba1f4"/>
    </style:style>
    <style:style style:name="T77" style:family="text">
      <style:text-properties officeooo:rsid="00dcb41a"/>
    </style:style>
    <style:style style:name="T78" style:family="text">
      <style:text-properties officeooo:rsid="00dd4cdc"/>
    </style:style>
    <style:style style:name="T79" style:family="text">
      <style:text-properties officeooo:rsid="00de64e8"/>
    </style:style>
    <style:style style:name="T80" style:family="text">
      <style:text-properties officeooo:rsid="00e11b7b"/>
    </style:style>
    <style:style style:name="T81" style:family="text">
      <style:text-properties officeooo:rsid="00e4fb3f"/>
    </style:style>
    <style:style style:name="T82" style:family="text">
      <style:text-properties officeooo:rsid="00e66b18"/>
    </style:style>
    <style:style style:name="T83" style:family="text">
      <style:text-properties officeooo:rsid="00eba58b"/>
    </style:style>
    <style:style style:name="T84" style:family="text">
      <style:text-properties officeooo:rsid="00f1e09c"/>
    </style:style>
    <style:style style:name="T85" style:family="text">
      <style:text-properties officeooo:rsid="00f26d5a"/>
    </style:style>
    <style:style style:name="T86" style:family="text">
      <style:text-properties officeooo:rsid="00f338c4"/>
    </style:style>
    <style:style style:name="T87" style:family="text">
      <style:text-properties officeooo:rsid="00f6e8cc"/>
    </style:style>
    <style:style style:name="T88" style:family="text">
      <style:text-properties officeooo:rsid="00f7ff12"/>
    </style:style>
    <style:style style:name="T89" style:family="text">
      <style:text-properties officeooo:rsid="00fa0290"/>
    </style:style>
    <style:style style:name="T90" style:family="text">
      <style:text-properties officeooo:rsid="00fd0941"/>
    </style:style>
    <style:style style:name="T91" style:family="text">
      <style:text-properties officeooo:rsid="00feb6f8"/>
    </style:style>
    <style:style style:name="T92" style:family="text">
      <style:text-properties officeooo:rsid="01039b1c"/>
    </style:style>
    <style:style style:name="T93" style:family="text">
      <style:text-properties officeooo:rsid="01048416"/>
    </style:style>
    <style:style style:name="T94" style:family="text">
      <style:text-properties officeooo:rsid="0105867f"/>
    </style:style>
    <style:style style:name="T95" style:family="text">
      <style:text-properties officeooo:rsid="010751ea"/>
    </style:style>
    <style:style style:name="T96" style:family="text">
      <style:text-properties officeooo:rsid="0107fd45"/>
    </style:style>
    <style:style style:name="T97" style:family="text">
      <style:text-properties officeooo:rsid="01096aaf"/>
    </style:style>
    <style:style style:name="T98" style:family="text">
      <style:text-properties officeooo:rsid="010d7970"/>
    </style:style>
    <style:style style:name="T99" style:family="text">
      <style:text-properties officeooo:rsid="0114043e"/>
    </style:style>
    <style:style style:name="T100" style:family="text">
      <style:text-properties officeooo:rsid="011528e3"/>
    </style:style>
    <style:style style:name="T101" style:family="text">
      <style:text-properties officeooo:rsid="011707c9"/>
    </style:style>
    <style:style style:name="T102" style:family="text">
      <style:text-properties officeooo:rsid="011afb44"/>
    </style:style>
    <style:style style:name="T103" style:family="text">
      <style:text-properties officeooo:rsid="011b98c3"/>
    </style:style>
    <style:style style:name="T104" style:family="text">
      <style:text-properties officeooo:rsid="011c2d0b"/>
    </style:style>
    <style:style style:name="T105" style:family="text">
      <style:text-properties officeooo:rsid="011d8365"/>
    </style:style>
    <style:style style:name="T106" style:family="text">
      <style:text-properties officeooo:rsid="012054a4"/>
    </style:style>
    <style:style style:name="T107" style:family="text">
      <style:text-properties officeooo:rsid="0121cde7"/>
    </style:style>
    <style:style style:name="T108" style:family="text">
      <style:text-properties officeooo:rsid="01233b62"/>
    </style:style>
    <style:style style:name="T109" style:family="text">
      <style:text-properties officeooo:rsid="0126da83"/>
    </style:style>
    <style:style style:name="T110" style:family="text">
      <style:text-properties officeooo:rsid="01283df7"/>
    </style:style>
    <style:style style:name="T111" style:family="text">
      <style:text-properties officeooo:rsid="012ab939"/>
    </style:style>
    <style:style style:name="T112" style:family="text">
      <style:text-properties officeooo:rsid="012cafc3"/>
    </style:style>
    <style:style style:name="T113" style:family="text">
      <style:text-properties officeooo:rsid="012f89b8"/>
    </style:style>
    <style:style style:name="T114" style:family="text">
      <style:text-properties style:text-position="super 58%" style:font-name="Liberation Serif" fo:font-size="12pt" style:font-size-asian="12pt" style:font-size-complex="12pt"/>
    </style:style>
    <style:style style:name="T115" style:family="text">
      <style:text-properties style:text-position="sub 58%" style:font-name="Liberation Serif" fo:font-size="12pt" style:font-size-asian="12pt" style:font-size-complex="12pt"/>
    </style:style>
    <style:style style:name="T116" style:family="text">
      <style:text-properties style:text-position="sub 58%" style:font-name="Liberation Serif" fo:font-size="12pt" officeooo:rsid="0132990a" style:font-size-asian="12pt" style:font-size-complex="12pt"/>
    </style:style>
    <style:style style:name="T117" style:family="text">
      <style:text-properties style:text-position="0% 100%" style:font-name="Liberation Serif" fo:font-size="12pt" officeooo:rsid="0132990a" style:font-size-asian="12pt" style:font-size-complex="12pt"/>
    </style:style>
    <style:style style:name="T118" style:family="text">
      <style:text-properties officeooo:rsid="01331a7e"/>
    </style:style>
    <style:style style:name="T119" style:family="text">
      <style:text-properties officeooo:rsid="013445e0"/>
    </style:style>
    <style:style style:name="T120" style:family="text">
      <style:text-properties officeooo:rsid="0142c8de"/>
    </style:style>
    <style:style style:name="T121" style:family="text">
      <style:text-properties officeooo:rsid="01455eb4"/>
    </style:style>
    <style:style style:name="T122" style:family="text">
      <style:text-properties officeooo:rsid="0146c28f"/>
    </style:style>
    <style:style style:name="T123" style:family="text">
      <style:text-properties officeooo:rsid="0155692d"/>
    </style:style>
    <style:style style:name="T124" style:family="text">
      <style:text-properties officeooo:rsid="01556de4"/>
    </style:style>
    <style:style style:name="T125" style:family="text">
      <style:text-properties officeooo:rsid="0157226e"/>
    </style:style>
    <style:style style:name="T126" style:family="text">
      <style:text-properties officeooo:rsid="0157e208"/>
    </style:style>
    <style:style style:name="T127" style:family="text">
      <style:text-properties officeooo:rsid="01595064"/>
    </style:style>
    <style:style style:name="T128" style:family="text">
      <style:text-properties officeooo:rsid="015b0b2b"/>
    </style:style>
    <style:style style:name="T129" style:family="text">
      <style:text-properties officeooo:rsid="015c822c"/>
    </style:style>
    <style:style style:name="T130" style:family="text">
      <style:text-properties officeooo:rsid="015e5c5a"/>
    </style:style>
    <style:style style:name="T131" style:family="text">
      <style:text-properties officeooo:rsid="016048fe"/>
    </style:style>
    <style:style style:name="T132" style:family="text">
      <style:text-properties officeooo:rsid="01622d63"/>
    </style:style>
    <style:style style:name="T133" style:family="text">
      <style:text-properties officeooo:rsid="0162bf3e"/>
    </style:style>
    <style:style style:name="T134" style:family="text">
      <style:text-properties officeooo:rsid="01645e1a"/>
    </style:style>
    <style:style style:name="T135" style:family="text">
      <style:text-properties officeooo:rsid="0166b32e"/>
    </style:style>
    <style:style style:name="T136" style:family="text">
      <style:text-properties officeooo:rsid="0167fca4"/>
    </style:style>
    <style:style style:name="T137" style:family="text">
      <style:text-properties officeooo:rsid="0168d345"/>
    </style:style>
    <style:style style:name="T138" style:family="text">
      <style:text-properties officeooo:rsid="016975c4"/>
    </style:style>
    <style:style style:name="T139" style:family="text">
      <style:text-properties officeooo:rsid="016a4eac"/>
    </style:style>
    <style:style style:name="T140" style:family="text">
      <style:text-properties officeooo:rsid="016dbcb6"/>
    </style:style>
    <style:style style:name="T141" style:family="text">
      <style:text-properties officeooo:rsid="016f2943"/>
    </style:style>
    <style:style style:name="T142" style:family="text">
      <style:text-properties officeooo:rsid="01703a95"/>
    </style:style>
    <style:style style:name="T143" style:family="text">
      <style:text-properties officeooo:rsid="01720576"/>
    </style:style>
    <style:style style:name="T144" style:family="text">
      <style:text-properties officeooo:rsid="01752bd1"/>
    </style:style>
    <style:style style:name="T145" style:family="text">
      <style:text-properties officeooo:rsid="017542a2"/>
    </style:style>
    <style:style style:name="T146" style:family="text">
      <style:text-properties officeooo:rsid="0179e440"/>
    </style:style>
    <style:style style:name="T147" style:family="text">
      <style:text-properties officeooo:rsid="017b5295"/>
    </style:style>
    <style:style style:name="T148" style:family="text">
      <style:text-properties officeooo:rsid="017d1a4e"/>
    </style:style>
    <style:style style:name="T149" style:family="text">
      <style:text-properties officeooo:rsid="017dfcbb"/>
    </style:style>
    <style:style style:name="T150" style:family="text">
      <style:text-properties officeooo:rsid="017f9526"/>
    </style:style>
    <style:style style:name="T151" style:family="text">
      <style:text-properties officeooo:rsid="01816ad0"/>
    </style:style>
    <style:style style:name="T152" style:family="text">
      <style:text-properties officeooo:rsid="0182f489"/>
    </style:style>
    <style:style style:name="T153" style:family="text">
      <style:text-properties officeooo:rsid="003b158f"/>
    </style:style>
    <style:style style:name="T154" style:family="text">
      <style:text-properties officeooo:rsid="018ce638"/>
    </style:style>
    <style:style style:name="T155" style:family="text">
      <style:text-properties officeooo:rsid="018ebb96"/>
    </style:style>
    <style:style style:name="T156" style:family="text">
      <style:text-properties fo:color="#1e1e1e" loext:opacity="100%" style:font-name="Liberation Serif" fo:font-size="12pt" fo:font-weight="normal" fo:background-color="transparent" loext:char-shading-value="0" style:font-size-asian="12pt" style:font-size-complex="12pt"/>
    </style:style>
    <style:style style:name="T157" style:family="text">
      <style:text-properties fo:color="#1e1e1e" loext:opacity="100%" style:font-name="Liberation Serif" fo:font-size="12pt" fo:font-weight="normal" officeooo:rsid="0192b8b0" fo:background-color="transparent" loext:char-shading-value="0" style:font-size-asian="12pt" style:font-size-complex="12pt"/>
    </style:style>
    <style:style style:name="T158" style:family="text">
      <style:text-properties fo:color="#1e1e1e" loext:opacity="100%" style:font-name="Liberation Serif" fo:font-size="12pt" fo:font-weight="normal" officeooo:rsid="019744ac" fo:background-color="transparent" loext:char-shading-value="0" style:font-size-asian="12pt" style:font-size-complex="12pt"/>
    </style:style>
    <style:style style:name="T159" style:family="text">
      <style:text-properties officeooo:rsid="01983fad"/>
    </style:style>
    <style:style style:name="T160" style:family="text">
      <style:text-properties officeooo:rsid="01a62c08"/>
    </style:style>
    <style:style style:name="T161" style:family="text">
      <style:text-properties officeooo:rsid="01a668cc"/>
    </style:style>
    <style:style style:name="T162" style:family="text">
      <style:text-properties officeooo:rsid="01a6c109"/>
    </style:style>
    <style:style style:name="T163" style:family="text">
      <style:text-properties officeooo:rsid="01a9a97a"/>
    </style:style>
    <style:style style:name="T164" style:family="text">
      <style:text-properties officeooo:rsid="01ab90a3"/>
    </style:style>
    <style:style style:name="T165" style:family="text">
      <style:text-properties officeooo:rsid="01afcc31"/>
    </style:style>
    <style:style style:name="T166" style:family="text">
      <style:text-properties officeooo:rsid="01b49ee5"/>
    </style:style>
    <style:style style:name="T167" style:family="text">
      <style:text-properties officeooo:rsid="01b620dd"/>
    </style:style>
    <style:style style:name="T168" style:family="text">
      <style:text-properties officeooo:rsid="01b7832f"/>
    </style:style>
    <style:style style:name="T169" style:family="text">
      <style:text-properties officeooo:rsid="01b9233e"/>
    </style:style>
    <style:style style:name="T170" style:family="text">
      <style:text-properties officeooo:rsid="001f4e9b"/>
    </style:style>
    <style:style style:name="T171" style:family="text">
      <style:text-properties officeooo:rsid="01bedfcb"/>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reference-mark-start text:name="Aufgabe"/>Aufgabe <text:span text:style-name="T171">2</text:span>: <text:s/><text:span text:style-name="T1">Spießgesellen</text:span><text:reference-mark-end text:name="Aufgabe"/></text:p>
      <text:p text:style-name="P127"><text:span text:style-name="T170">Te</text:span><text:span text:style-name="T3">ilnahme</text:span><text:span text:style-name="T170">-ID: </text:span>57073</text:p>
      <text:p text:style-name="P65">Bearbeiter/-in dieser Aufgabe:<text:line-break/><text:span text:style-name="T4">Eric Wolf</text:span></text:p>
      <text:p text:style-name="P65"><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04"><text:a xlink:type="simple" xlink:href="#__RefHeading___Toc2232_4178761632" text:style-name="Index_20_Link" text:visited-style-name="Index_20_Link">Lösungsidee<text:tab/>2</text:a></text:p>
          <text:p text:style-name="P105"><text:a xlink:type="simple" xlink:href="#__RefHeading___Toc584_1930868224" text:style-name="Index_20_Link" text:visited-style-name="Index_20_Link">Schritt 1: Finden von Kandidaten<text:tab/>2</text:a></text:p>
          <text:p text:style-name="P106"><text:a xlink:type="simple" xlink:href="#__RefHeading___Toc1286_3417929311" text:style-name="Index_20_Link" text:visited-style-name="Index_20_Link">Beispiel<text:tab/>2</text:a></text:p>
          <text:p text:style-name="P105"><text:a xlink:type="simple" xlink:href="#__RefHeading___Toc1295_952623098" text:style-name="Index_20_Link" text:visited-style-name="Index_20_Link">Schritt 2: Isolieren von möglichen Kandidaten<text:tab/>4</text:a></text:p>
          <text:p text:style-name="P106"><text:a xlink:type="simple" xlink:href="#__RefHeading___Toc1288_3417929311" text:style-name="Index_20_Link" text:visited-style-name="Index_20_Link">Beispiel<text:tab/>4</text:a></text:p>
          <text:p text:style-name="P105"><text:a xlink:type="simple" xlink:href="#__RefHeading___Toc600_1930868224" text:style-name="Index_20_Link" text:visited-style-name="Index_20_Link">Schritt 3: Bilden der Ergebnismenge<text:tab/>5</text:a></text:p>
          <text:p text:style-name="P106"><text:a xlink:type="simple" xlink:href="#__RefHeading___Toc1290_3417929311" text:style-name="Index_20_Link" text:visited-style-name="Index_20_Link">Beispiel<text:tab/>5</text:a></text:p>
          <text:p text:style-name="P104"><text:a xlink:type="simple" xlink:href="#__RefHeading___Toc2234_4178761632" text:style-name="Index_20_Link" text:visited-style-name="Index_20_Link">Umsetzung<text:tab/>6</text:a></text:p>
          <text:p text:style-name="P105"><text:a xlink:type="simple" xlink:href="#__RefHeading___Toc505_1775077224" text:style-name="Index_20_Link" text:visited-style-name="Index_20_Link">Vorbereitung: Parsen der Eingabedaten<text:tab/>6</text:a></text:p>
          <text:p text:style-name="P106"><text:a xlink:type="simple" xlink:href="#__RefHeading___Toc824_952783171" text:style-name="Index_20_Link" text:visited-style-name="Index_20_Link">Quellcode<text:tab/>6</text:a></text:p>
          <text:p text:style-name="P105"><text:a xlink:type="simple" xlink:href="#__RefHeading___Toc507_1775077224" text:style-name="Index_20_Link" text:visited-style-name="Index_20_Link">Schritt 1: Finden von Kandidaten<text:tab/>7</text:a></text:p>
          <text:p text:style-name="P106"><text:a xlink:type="simple" xlink:href="#__RefHeading___Toc509_1775077224" text:style-name="Index_20_Link" text:visited-style-name="Index_20_Link">Quellcode<text:tab/>7</text:a></text:p>
          <text:p text:style-name="P105"><text:a xlink:type="simple" xlink:href="#__RefHeading___Toc511_1775077224" text:style-name="Index_20_Link" text:visited-style-name="Index_20_Link">Schritt 2: Eliminieren von unmöglichen Kandidaten<text:tab/>8</text:a></text:p>
          <text:p text:style-name="P106"><text:a xlink:type="simple" xlink:href="#__RefHeading___Toc2921_1553237519" text:style-name="Index_20_Link" text:visited-style-name="Index_20_Link">Probleme<text:tab/>9</text:a></text:p>
          <text:p text:style-name="P107"><text:a xlink:type="simple" xlink:href="#__RefHeading___Toc2923_1553237519" text:style-name="Index_20_Link" text:visited-style-name="Index_20_Link">Lösung 1: Heuristik<text:tab/>9</text:a></text:p>
          <text:p text:style-name="P107"><text:a xlink:type="simple" xlink:href="#__RefHeading___Toc2925_1553237519" text:style-name="Index_20_Link" text:visited-style-name="Index_20_Link">Lösung 2: besserer Algorithmus<text:tab/>10</text:a></text:p>
          <text:p text:style-name="P106"><text:a xlink:type="simple" xlink:href="#__RefHeading___Toc513_1775077224" text:style-name="Index_20_Link" text:visited-style-name="Index_20_Link">Quellcode<text:tab/>10</text:a></text:p>
          <text:p text:style-name="P105"><text:a xlink:type="simple" xlink:href="#__RefHeading___Toc684_1775077224" text:style-name="Index_20_Link" text:visited-style-name="Index_20_Link">Schritt 3: Bilden der Ergebnismenge<text:tab/>11</text:a></text:p>
          <text:p text:style-name="P106"><text:a xlink:type="simple" xlink:href="#__RefHeading___Toc1110_1775077224" text:style-name="Index_20_Link" text:visited-style-name="Index_20_Link">Quellcode<text:tab/>11</text:a></text:p>
          <text:p text:style-name="P104"><text:a xlink:type="simple" xlink:href="#__RefHeading___Toc2236_4178761632" text:style-name="Index_20_Link" text:visited-style-name="Index_20_Link">Beispiele<text:tab/>12</text:a></text:p>
          <text:p text:style-name="P105"><text:a xlink:type="simple" xlink:href="#__RefHeading___Toc643_3368257420" text:style-name="Index_20_Link" text:visited-style-name="Index_20_Link">spiesse1.txt<text:tab/>12</text:a></text:p>
          <text:p text:style-name="P105"><text:a xlink:type="simple" xlink:href="#__RefHeading___Toc1311_3424963777" text:style-name="Index_20_Link" text:visited-style-name="Index_20_Link">spiesse2.txt<text:tab/>12</text:a></text:p>
          <text:p text:style-name="P105"><text:a xlink:type="simple" xlink:href="#__RefHeading___Toc1313_3424963777" text:style-name="Index_20_Link" text:visited-style-name="Index_20_Link">spiesse3.txt<text:tab/>12</text:a></text:p>
          <text:p text:style-name="P105"><text:a xlink:type="simple" xlink:href="#__RefHeading___Toc1315_3424963777" text:style-name="Index_20_Link" text:visited-style-name="Index_20_Link">spiesse4.txt<text:tab/>12</text:a></text:p>
          <text:p text:style-name="P105"><text:a xlink:type="simple" xlink:href="#__RefHeading___Toc1317_3424963777" text:style-name="Index_20_Link" text:visited-style-name="Index_20_Link">spiesse5.txt<text:tab/>12</text:a></text:p>
          <text:p text:style-name="P105"><text:a xlink:type="simple" xlink:href="#__RefHeading___Toc1319_3424963777" text:style-name="Index_20_Link" text:visited-style-name="Index_20_Link">spiesse6.txt<text:tab/>12</text:a></text:p>
          <text:p text:style-name="P105"><text:a xlink:type="simple" xlink:href="#__RefHeading___Toc2927_1553237519" text:style-name="Index_20_Link" text:visited-style-name="Index_20_Link">spiesse7.txt<text:tab/>13</text:a></text:p>
          <text:p text:style-name="P105"><text:a xlink:type="simple" xlink:href="#__RefHeading___Toc1321_3424963777" text:style-name="Index_20_Link" text:visited-style-name="Index_20_Link">spiesseD.txt<text:tab/>13</text:a></text:p>
          <text:p text:style-name="P105"><text:a xlink:type="simple" xlink:href="#__RefHeading___Toc1323_3424963777" text:style-name="Index_20_Link" text:visited-style-name="Index_20_Link">spiesseN.txt<text:tab/>13</text:a></text:p>
          <text:p text:style-name="P104"><text:a xlink:type="simple" xlink:href="#__RefHeading___Toc2238_4178761632" text:style-name="Index_20_Link" text:visited-style-name="Index_20_Link">Quellcode<text:tab/>13</text:a></text:p>
        </text:index-body>
      </text:table-of-content>
      <text:p text:style-name="P1"/>
      <text:h text:style-name="P115" text:outline-level="1"/>
      <text:h text:style-name="P117" text:outline-level="1"><text:bookmark-start text:name="__RefHeading___Toc2232_4178761632"/>Lösungsidee<text:bookmark-end text:name="__RefHeading___Toc2232_4178761632"/></text:h>
      <text:p text:style-name="P2">Der Lösungsweg besteht aus drei Schritten, welche nachfolgend erläutert <text:span text:style-name="T14">und am Beispiel von Aufgabe 2a durchgeführt werden.</text:span></text:p>
      <text:h text:style-name="P67" text:outline-level="2"><text:bookmark-start text:name="__RefHeading___Toc584_1930868224"/>Schritt 1: <text:span text:style-name="T6">Finden von Kandidaten</text:span><text:bookmark-end text:name="__RefHeading___Toc584_1930868224"/></text:h>
      <text:p text:style-name="P6"><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6"><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8"><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text:span></text:p>
      <text:p text:style-name="P8"><text:span text:style-name="T28">Dabei wird davon ausgegangen, dass die Schüsseln beginnend bei 1 bis zur Anzahl der Früchte durchnummeriert sind (bei 4 Früchten: 1, 2, </text:span><text:span text:style-name="T29">3, 4).</text:span></text:p>
      <text:p text:style-name="P7"><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 </text:span><text:span text:style-name="T27">und so alle nicht in Spießen vorkommenden Schüsseln als Kandidaten für diese Frucht gelten</text:span><text:span text:style-name="T15">.</text:span></text:p>
      <text:p text:style-name="P9">Dies setzt jedoch voraus, das nur Früchte gewünscht werden, welche auch in Schüsseln vorkommen.</text:p>
      <text:p text:style-name="P10">Da das Programm dies nicht überprüfen kann muss der Bediener dafür sorge tragen.</text:p>
      <text:h text:style-name="Heading_20_3" text:outline-level="3"><text:bookmark-start text:name="__RefHeading___Toc1286_3417929311"/>Beispiel<text:bookmark-end text:name="__RefHeading___Toc1286_3417929311"/></text:h>
      <text:p text:style-name="P110">Micky hat einen Spieß mit Apfel, Banane und Brombeere <text:span text:style-name="T7">und war bei Schüssel 1, 4 und 5.</text:span></text:p>
      <text:p text:style-name="P110">Minnies <text:span text:style-name="T8">hat einen Spieß mit </text:span><text:s/>Banane, Pflaume und Weintraube und <text:span text:style-name="T8">war bei</text:span> Schüssel 3, 5 und 6.</text:p>
      <text:p text:style-name="P109">Gustanvs hat einen Spieß mit Apfel, Brombeere und Erdbeere und war bei Schüssel 1, 2 und 4.</text:p>
      <text:p text:style-name="P108">Daisy hat einen Spieß mit Erdbeere und Pflaume und war an den Schüsseln 2 und 6.</text:p>
      <table:table table:name="Tabelle1" table:style-name="Tabelle1">
        <table:table-column table:style-name="Tabelle1.A"/>
        <table:table-column table:style-name="Tabelle1.B"/>
        <table:table-row table:style-name="TableLine84216048">
          <table:table-cell table:style-name="Tabelle1.A1" office:value-type="string">
            <text:p text:style-name="P96">Frucht</text:p>
          </table:table-cell>
          <table:table-cell table:style-name="Tabelle1.B1" office:value-type="string">
            <text:p text:style-name="P96">mögliche Schüsseln</text:p>
          </table:table-cell>
        </table:table-row>
        <table:table-row table:style-name="TableLine84289968">
          <table:table-cell table:style-name="Tabelle1.A2" office:value-type="string">
            <text:p text:style-name="P84">Apfel</text:p>
          </table:table-cell>
          <table:table-cell table:style-name="Tabelle1.B2" office:value-type="string">
            <text:p text:style-name="P88">1, <text:span text:style-name="T9">4</text:span></text:p>
          </table:table-cell>
        </table:table-row>
        <table:table-row table:style-name="TableLine84310336">
          <table:table-cell table:style-name="Tabelle1.A2" office:value-type="string">
            <text:p text:style-name="P84">Banane</text:p>
          </table:table-cell>
          <table:table-cell table:style-name="Tabelle1.B2" office:value-type="string">
            <text:p text:style-name="P92">5</text:p>
          </table:table-cell>
        </table:table-row>
        <table:table-row table:style-name="TableLine84311056">
          <table:table-cell table:style-name="Tabelle1.A2" office:value-type="string">
            <text:p text:style-name="P84">Brombeere</text:p>
          </table:table-cell>
          <table:table-cell table:style-name="Tabelle1.B2" office:value-type="string">
            <text:p text:style-name="P92">1, 4</text:p>
          </table:table-cell>
        </table:table-row>
        <table:table-row table:style-name="TableLine84311776">
          <table:table-cell table:style-name="Tabelle1.A2" office:value-type="string">
            <text:p text:style-name="P84">Pflaume</text:p>
          </table:table-cell>
          <table:table-cell table:style-name="Tabelle1.B2" office:value-type="string">
            <text:p text:style-name="P92">6</text:p>
          </table:table-cell>
        </table:table-row>
        <table:table-row table:style-name="TableLine84312496">
          <table:table-cell table:style-name="Tabelle1.A2" office:value-type="string">
            <text:p text:style-name="P84">Weintraube</text:p>
          </table:table-cell>
          <table:table-cell table:style-name="Tabelle1.B2" office:value-type="string">
            <text:p text:style-name="P92">3, 5, 6</text:p>
          </table:table-cell>
        </table:table-row>
        <table:table-row table:style-name="TableLine84313248">
          <table:table-cell table:style-name="Tabelle1.A2" office:value-type="string">
            <text:p text:style-name="P84">Erdbeere</text:p>
          </table:table-cell>
          <table:table-cell table:style-name="Tabelle1.B2" office:value-type="string">
            <text:p text:style-name="P92">2</text:p>
          </table:table-cell>
        </table:table-row>
      </table:table>
      <text:p text:style-name="P80"><text:soft-page-break/></text:p>
      <text:p text:style-name="P81">Donald möchte einen Spieß mit Weintraube, Brombeere und Apfel, <text:span text:style-name="T60">welche alle in der Tabelle vertreten sind.</text:span></text:p>
      <text:h text:style-name="Heading_20_2" text:outline-level="2"/>
      <text:h text:style-name="P100" text:outline-level="2"><text:bookmark-start text:name="__RefHeading___Toc1295_952623098"/><text:span text:style-name="T153">Schritt 2: </text:span><text:span text:style-name="T5">Isolieren von </text:span><text:span text:style-name="T10">möglichen Kandidaten</text:span><text:bookmark-end text:name="__RefHeading___Toc1295_952623098"/></text:h>
      <text:p text:style-name="P21"><text:span text:style-name="T57">Für diesen Schritt muss man sich den Zusammenhang von Früchten und Schüsseln als Graph und die Tabelle aus Schritt 1 als „</text:span>Adjazenz<text:span text:style-name="T57">tabelle“ vorstellen, wobei dieser Graph bipartit ist (es gibt untereinander keine Kanten zwischen Schüsseln und Früchten).</text:span></text:p>
      <text:p text:style-name="P22"><text:span text:style-name="T58">Eine mögliche Verteilung der Früchte auf die Schüsseln stellt ein </text:span><text:bookmark text:name="firstHeading"/>Matching <text:span text:style-name="T58">dar, </text:span><text:span text:style-name="T64">wobei nicht alle Schüsseln, aber alle Früchte gematcht sein müssen, weil sons</text:span><text:span text:style-name="T65">t eine Frucht nicht in den Schüsseln vertreten wäre (was ihr Auftauchen in Spießen unmöglich machen würde </text:span><text:span text:style-name="T122">und deswegen für reale fehlerfreie Daten nie zutreffen könnte</text:span><text:span text:style-name="T65">).</text:span></text:p>
      <text:p text:style-name="P22"><text:span text:style-name="T66">Dies lässt sich damit erklären, dass</text:span><text:span text:style-name="T58"> so jeder Frucht eine Schüssel zugewiesen wird, </text:span><text:span text:style-name="T59">der Graph also in Frucht-Schüssel Paare zerlegt wird.</text:span></text:p>
      <text:p text:style-name="P23">Da keine Kanten untereinander zwischen den Schüsseln und Früchten existieren stellt ein solches Matching ein <text:span text:style-name="T69">größtmögliches</text:span> Matching dar, weil für weitere Paare freie Früchte <text:span text:style-name="T67">benötigt werden</text:span>, <text:span text:style-name="T68">diese</text:span> jedoch alle bereits einer Schüssel zugeordnet sind.</text:p>
      <text:p text:style-name="P24"><text:span text:style-name="T61">Da es mehrere </text:span><text:span text:style-name="T70">größtmögliche</text:span><text:span text:style-name="T61"> Matchings geben kann stellt die Menge aller Schüsseln, mit welchem eine Frucht in einem </text:span><text:span text:style-name="T154">größtmöglichen</text:span><text:span text:style-name="T61"> Matching Paare bilden kann </text:span><text:span text:style-name="T79">(sprich: welchen sie zugeordnet werden kann ohne ein größtmögliches Matching zu verhindern)</text:span><text:span text:style-name="T61"> deren mögliche Kandidaten dar.</text:span></text:p>
      <text:h text:style-name="P119"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84245728">
          <table:table-cell table:style-name="Tabelle2.A1" office:value-type="string">
            <text:p text:style-name="P97">Frucht</text:p>
          </table:table-cell>
          <table:table-cell table:style-name="Tabelle2.B1" office:value-type="string">
            <text:p text:style-name="P97">mögliche Schüsseln</text:p>
          </table:table-cell>
        </table:table-row>
        <table:table-row table:style-name="TableLine84348832">
          <table:table-cell table:style-name="Tabelle2.A2" office:value-type="string">
            <text:p text:style-name="P85">Apfel</text:p>
          </table:table-cell>
          <table:table-cell table:style-name="Tabelle2.B2" office:value-type="string">
            <text:p text:style-name="P89">1, <text:span text:style-name="T9">4</text:span></text:p>
          </table:table-cell>
        </table:table-row>
        <table:table-row table:style-name="TableLine84350224">
          <table:table-cell table:style-name="Tabelle2.A2" office:value-type="string">
            <text:p text:style-name="P85">Banane</text:p>
          </table:table-cell>
          <table:table-cell table:style-name="Tabelle2.B2" office:value-type="string">
            <text:p text:style-name="P93">5</text:p>
          </table:table-cell>
        </table:table-row>
        <table:table-row table:style-name="TableLine84350944">
          <table:table-cell table:style-name="Tabelle2.A2" office:value-type="string">
            <text:p text:style-name="P85">Brombeere</text:p>
          </table:table-cell>
          <table:table-cell table:style-name="Tabelle2.B2" office:value-type="string">
            <text:p text:style-name="P93">1, 4</text:p>
          </table:table-cell>
        </table:table-row>
        <table:table-row table:style-name="TableLine84351664">
          <table:table-cell table:style-name="Tabelle2.A2" office:value-type="string">
            <text:p text:style-name="P85">Pflaume</text:p>
          </table:table-cell>
          <table:table-cell table:style-name="Tabelle2.B2" office:value-type="string">
            <text:p text:style-name="P93">6</text:p>
          </table:table-cell>
        </table:table-row>
        <table:table-row table:style-name="TableLine84352384">
          <table:table-cell table:style-name="Tabelle2.A2" office:value-type="string">
            <text:p text:style-name="P85">Weintraube</text:p>
          </table:table-cell>
          <table:table-cell table:style-name="Tabelle2.B2" office:value-type="string">
            <text:p text:style-name="P93">3, 5, 6</text:p>
          </table:table-cell>
        </table:table-row>
        <table:table-row table:style-name="TableLine84353136">
          <table:table-cell table:style-name="Tabelle2.A2" office:value-type="string">
            <text:p text:style-name="P85">Erdbeere</text:p>
          </table:table-cell>
          <table:table-cell table:style-name="Tabelle2.B2" office:value-type="string">
            <text:p text:style-name="P93">2</text:p>
          </table:table-cell>
        </table:table-row>
      </table:table>
      <text:p text:style-name="Text_20_body"/>
      <table:table table:name="Tabelle3" table:style-name="Tabelle3">
        <table:table-column table:style-name="Tabelle3.A"/>
        <table:table-column table:style-name="Tabelle3.B"/>
        <table:table-row table:style-name="TableLine84336224">
          <table:table-cell table:style-name="Tabelle3.A1" office:value-type="string">
            <text:p text:style-name="P98">Frucht</text:p>
          </table:table-cell>
          <table:table-cell table:style-name="Tabelle3.B1" office:value-type="string">
            <text:p text:style-name="P98">mögliche Schüsseln</text:p>
          </table:table-cell>
        </table:table-row>
        <table:table-row table:style-name="TableLine84372272">
          <table:table-cell table:style-name="Tabelle3.A2" office:value-type="string">
            <text:p text:style-name="P86">Apfel</text:p>
          </table:table-cell>
          <table:table-cell table:style-name="Tabelle3.B2" office:value-type="string">
            <text:p text:style-name="P90">1, <text:span text:style-name="T9">4</text:span></text:p>
          </table:table-cell>
        </table:table-row>
        <table:table-row table:style-name="TableLine84384128">
          <table:table-cell table:style-name="Tabelle3.A2" office:value-type="string">
            <text:p text:style-name="P86">Banane</text:p>
          </table:table-cell>
          <table:table-cell table:style-name="Tabelle3.B2" office:value-type="string">
            <text:p text:style-name="P94">5</text:p>
          </table:table-cell>
        </table:table-row>
        <table:table-row table:style-name="TableLine84384848">
          <table:table-cell table:style-name="Tabelle3.A2" office:value-type="string">
            <text:p text:style-name="P86">Brombeere</text:p>
          </table:table-cell>
          <table:table-cell table:style-name="Tabelle3.B2" office:value-type="string">
            <text:p text:style-name="P94">1, 4</text:p>
          </table:table-cell>
        </table:table-row>
        <table:table-row table:style-name="TableLine84385568">
          <table:table-cell table:style-name="Tabelle3.A2" office:value-type="string">
            <text:p text:style-name="P86">Pflaume</text:p>
          </table:table-cell>
          <table:table-cell table:style-name="Tabelle3.B2" office:value-type="string">
            <text:p text:style-name="P94">6</text:p>
          </table:table-cell>
        </table:table-row>
        <table:table-row table:style-name="TableLine84386288">
          <table:table-cell table:style-name="Tabelle3.A2" office:value-type="string">
            <text:p text:style-name="P86">Weintraube</text:p>
          </table:table-cell>
          <table:table-cell table:style-name="Tabelle3.B2" office:value-type="string">
            <text:p text:style-name="P94">3 <text:span text:style-name="T11">(</text:span><text:span text:style-name="T72">das Zuordnen zu </text:span><text:span text:style-name="T11">5 </text:span><text:span text:style-name="T72">oder</text:span><text:span text:style-name="T11"> 6 </text:span><text:span text:style-name="T71">würden Pflaume </text:span><text:span text:style-name="T72">oder</text:span><text:span text:style-name="T71"> Banane </text:span><text:span text:style-name="T72">sämtliche Kandidaten nehmen </text:span><text:span text:style-name="T77">und so ihr Zuordnen zu einer Schüssel </text:span><text:span text:style-name="T83">und damit eine Lösung </text:span><text:span text:style-name="T77">verhindern</text:span><text:span text:style-name="T11">)</text:span></text:p>
          </table:table-cell>
        </table:table-row>
        <table:table-row table:style-name="TableLine84386960">
          <table:table-cell table:style-name="Tabelle3.A2" office:value-type="string">
            <text:p text:style-name="P86">Erdbeere</text:p>
          </table:table-cell>
          <table:table-cell table:style-name="Tabelle3.B2" office:value-type="string">
            <text:p text:style-name="P94">2</text:p>
          </table:table-cell>
        </table:table-row>
      </table:table>
      <text:h text:style-name="P68" text:outline-level="2"><text:bookmark-start text:name="__RefHeading___Toc600_1930868224"/><text:soft-page-break/>Schritt 3: Bilden der Ergebnismenge<text:bookmark-end text:name="__RefHeading___Toc600_1930868224"/></text:h>
      <text:p text:style-name="P3"><text:bookmark-start text:name="__RefHeading___Toc602_1930868224"/>Im letzten Schritt werden die <text:span text:style-name="T78">möglichen </text:span>Kandidaten aller gewünschten Früchte in eine Ergebnismenge getan, welche die zu besuchenden Schüsseln darstellt.<text:bookmark-end text:name="__RefHeading___Toc602_1930868224"/></text:p>
      <text:p text:style-name="P3"><text:bookmark-start text:name="__RefHeading___Toc604_1930868224"/>Wenn die Anzahl der <text:span text:style-name="T142">Schüssel</text:span><text:span text:style-name="T143">n</text:span> in der Ergebnismenge gleich der Anzahl der Früchte ist existiert für jede Frucht <text:span text:style-name="T140">genau </text:span>eine Schüssel und somit eine Lösung <text:span text:style-name="T141">für welche man nach dem Besuchen aller Schüsseln nur die gewünschten Früchte auf dem Spieß hätte</text:span>.<text:bookmark-end text:name="__RefHeading___Toc604_1930868224"/></text:p>
      <text:p text:style-name="P3"><text:bookmark-start text:name="__RefHeading___Toc606_1930868224"/><text:span text:style-name="T40">Wenn </text:span><text:span text:style-name="T41">sie jedoch </text:span><text:span text:style-name="T40">größer al</text:span>s die Anzahl der Früchte ist kann mindestens eine Frucht nicht eindeutig zugeordnet werden, was ein Fehler darstellt <text:span text:style-name="T62">weil man so mehr als die gewünschten Früchte nach dem </text:span><text:span text:style-name="T145">B</text:span><text:span text:style-name="T62">esuchen </text:span><text:span text:style-name="T144">der</text:span><text:span text:style-name="T62"> Schüsseln auf dem Spieß hätte.</text:span><text:bookmark-end text:name="__RefHeading___Toc606_1930868224"/></text:p>
      <text:p text:style-name="P5">Dieser Umstand kann jedoch durch mehr Daten, welche Rückschlüsse auf die Schüssel der Frucht erlauben eliminiert werden, worauf in der Fehlermeldung hingewiesen wird.</text:p>
      <text:p text:style-name="P4"><text:bookmark-start text:name="__RefHeading___Toc608_1930868224"/><text:span text:style-name="T75">W</text:span><text:span text:style-name="T63">eil wie in Schritt 2 erläutert immer mindestens ein </text:span><text:span text:style-name="T73">maximales</text:span><text:span text:style-name="T63"> Matching existieren muss, </text:span><text:span text:style-name="T74">was alle Früchte matcht </text:span><text:span text:style-name="T75">kann jeder Frucht mindestens ein Kandidat zugewiesen werden und die Ergebnismenge </text:span><text:span text:style-name="T76">deshalb</text:span><text:span text:style-name="T75"> nie kleiner als die Menge der Früchte werden.</text:span><text:bookmark-end text:name="__RefHeading___Toc608_1930868224"/></text:p>
      <text:h text:style-name="P120"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84355728">
          <table:table-cell table:style-name="Tabelle4.A1" office:value-type="string">
            <text:p text:style-name="P99">Frucht</text:p>
          </table:table-cell>
          <table:table-cell table:style-name="Tabelle4.B1" office:value-type="string">
            <text:p text:style-name="P99">mögliche Schüsseln</text:p>
          </table:table-cell>
        </table:table-row>
        <table:table-row table:style-name="TableLine84403200">
          <table:table-cell table:style-name="Tabelle4.A2" office:value-type="string">
            <text:p text:style-name="P87">Apfel</text:p>
          </table:table-cell>
          <table:table-cell table:style-name="Tabelle4.B2" office:value-type="string">
            <text:p text:style-name="P91">1, <text:span text:style-name="T9">4</text:span></text:p>
          </table:table-cell>
        </table:table-row>
        <table:table-row table:style-name="TableLine84404592">
          <table:table-cell table:style-name="Tabelle4.A2" office:value-type="string">
            <text:p text:style-name="P87">Banane</text:p>
          </table:table-cell>
          <table:table-cell table:style-name="Tabelle4.B2" office:value-type="string">
            <text:p text:style-name="P95">5</text:p>
          </table:table-cell>
        </table:table-row>
        <table:table-row table:style-name="TableLine84405312">
          <table:table-cell table:style-name="Tabelle4.A2" office:value-type="string">
            <text:p text:style-name="P87">Brombeere</text:p>
          </table:table-cell>
          <table:table-cell table:style-name="Tabelle4.B2" office:value-type="string">
            <text:p text:style-name="P95">1, 4</text:p>
          </table:table-cell>
        </table:table-row>
        <table:table-row table:style-name="TableLine84406032">
          <table:table-cell table:style-name="Tabelle4.A2" office:value-type="string">
            <text:p text:style-name="P87">Pflaume</text:p>
          </table:table-cell>
          <table:table-cell table:style-name="Tabelle4.B2" office:value-type="string">
            <text:p text:style-name="P95">6</text:p>
          </table:table-cell>
        </table:table-row>
        <table:table-row table:style-name="TableLine84406752">
          <table:table-cell table:style-name="Tabelle4.A2" office:value-type="string">
            <text:p text:style-name="P87">Weintraube</text:p>
          </table:table-cell>
          <table:table-cell table:style-name="Tabelle4.B2" office:value-type="string">
            <text:p text:style-name="P95">3</text:p>
          </table:table-cell>
        </table:table-row>
        <table:table-row table:style-name="TableLine84407504">
          <table:table-cell table:style-name="Tabelle4.A2" office:value-type="string">
            <text:p text:style-name="P87">Erdbeere</text:p>
          </table:table-cell>
          <table:table-cell table:style-name="Tabelle4.B2" office:value-type="string">
            <text:p text:style-name="P95">2</text:p>
          </table:table-cell>
        </table:table-row>
      </table:table>
      <text:p text:style-name="P78"/>
      <text:p text:style-name="P79">Donald möchte einen Spieß mit Weintraube, Brombeere und Apfel.</text:p>
      <text:p text:style-name="P79"/>
      <text:p text:style-name="P79">Ergebnismenge: {3} <text:span text:style-name="T12">+ </text:span>{1, 4} <text:span text:style-name="T12">+ </text:span>{1, 4} = {1,3,4} → <text:span text:style-name="T13">gleiche Anzahl von Kandidaten und Früchten</text:span></text:p>
      <text:p text:style-name="P79"/>
      <text:p text:style-name="P82">Donald muss sich an den Schüsseln 1, 3 und 4 anstellen <text:span text:style-name="T80">um seine gewünschten Früchte zu erhalten.</text:span></text:p>
      <text:h text:style-name="P116" text:outline-level="1"/>
      <text:h text:style-name="P118" text:outline-level="1"><text:bookmark-start text:name="__RefHeading___Toc2234_4178761632"/>Umsetzung<text:bookmark-end text:name="__RefHeading___Toc2234_4178761632"/></text:h>
      <text:p text:style-name="P55">Nachfolgend wird die Umsetzung der einzelnen Schritte erläutert.</text:p>
      <text:p text:style-name="P56"><text:span text:style-name="T169">Die Implementierung wurde in der Programmiersprache Python (Version 3.7) entwickelt und zum</text:span> Ausführen dieser werden die Module „networkx“, „numpy“ und „scipy“ benötigt. </text:p>
      <text:h text:style-name="Heading_20_2" text:outline-level="2"><text:bookmark-start text:name="__RefHeading___Toc505_1775077224"/>Vorbereitung: Parsen der <text:span text:style-name="T30">Eingabedaten</text:span><text:bookmark-end text:name="__RefHeading___Toc505_1775077224"/></text:h>
      <text:p text:style-name="P12">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3">Dies sorgt dafür, dass beide Funktionen relativ übersichtlich sind und <text:span text:style-name="T31">„parse_skewers“ </text:span>einen Iterator zurück geben kann, was das Verwenden von großen Mengen Arbeitsspeicher bei vielen Spießen verhindert.</text:p>
      <text:p text:style-name="P63">Beide Funktionen werten einen übergebenen Zeichenstrom Zeile für Zeile aus, was Arbeitsspeicher spart und das Übergeben von Zeichenströmen außerhalb des Dateisystems (wie z.B. die Standarteingabe) ermöglicht.</text:p>
      <text:p text:style-name="P64">Dieser stellt wiederum beim Übergeben eines Pfades über die Kommandozeile eine geöffnete Datei oder beim Fehlen dieses die Standarteingabe dar.</text:p>
      <text:h text:style-name="P121" text:outline-level="3"><text:bookmark-start text:name="__RefHeading___Toc824_952783171"/>Quellcode<text:bookmark-end text:name="__RefHeading___Toc824_952783171"/></text:h>
      <text:p text:style-name="P19">Funktionen „parse_input“ und „parse_skewers“</text:p>
      <text:h text:style-name="P66" text:outline-level="2"/>
      <text:h text:style-name="P103" text:outline-level="2"><text:bookmark-start text:name="__RefHeading___Toc507_1775077224"/>Schritt 1: <text:span text:style-name="T6">Finden von Kandidaten</text:span><text:bookmark-end text:name="__RefHeading___Toc507_1775077224"/></text:h>
      <text:p text:style-name="P11">Die Umsetzung erfolgt wie im Beispiel mit einem Hash Mapping (dict in Python) als Tabelle, was einen schnellen Zugriff auf die einzelnen Früchte und ihre Kandidaten erlaubt.</text:p>
      <text:p text:style-name="P11">Die Kandidaten jeder Frucht werden selbst als Set gespeichert, was <text:span text:style-name="T34">im Gegensatz zum Array effiziente </text:span><text:span text:style-name="T36">Schnittmengenoperation</text:span><text:span text:style-name="T34"> </text:span><text:span text:style-name="T35">implementiert</text:span><text:span text:style-name="T34">.</text:span></text:p>
      <text:p text:style-name="P14">Für das ermitteln der Kandidaten werden nun alle Spieße durchlaufen, wobei für jede Frucht <text:span text:style-name="T33">im Spieß</text:span> beim Fehlen in der Tabelle die Schüsseln des Spießes als Kandidaten gesetzt, sonst die bereits gesetzten Kandidaten durch <text:span text:style-name="T37">die Schnittmenge</text:span> mit den Schüsseln des Spießes ersetzt werden.</text:p>
      <text:p text:style-name="P25">Dies sorgt dafür, dass nach dem Durchlaufen der Spieße die Kandidaten <text:span text:style-name="T32">jeder</text:span> Frucht wie in der Lösungsidee aus der <text:span text:style-name="T37">Schnittmenge</text:span> der Schüsseln aller Spieße mit dieser Frucht bestehen.</text:p>
      <text:p text:style-name="P26">Anschließend werden die gewünschten Früchte durchlaufen und für jede Frucht, welche nicht bereits in der Tabelle ist die noch nicht als Kandidaten vergebenen Schüsseln als Kandidaten gesetzt.</text:p>
      <text:h text:style-name="P122" text:outline-level="3"><text:bookmark-start text:name="__RefHeading___Toc509_1775077224"/>Quellcode<text:bookmark-end text:name="__RefHeading___Toc509_1775077224"/></text:h>
      <text:p text:style-name="P16">Methoden „add_skewer“, „add_skewers“ <text:span text:style-name="T81">und „add_unkno</text:span><text:span text:style-name="T82">w</text:span><text:span text:style-name="T81">n_fruits“</text:span></text:p>
      <text:h text:style-name="P101" text:outline-level="2"><text:bookmark-start text:name="__RefHeading___Toc511_1775077224"/>Schritt 2: <text:span text:style-name="T10">Eliminieren von unmöglichen Kandidaten</text:span><text:bookmark-end text:name="__RefHeading___Toc511_1775077224"/></text:h>
      <text:p text:style-name="P28">Wie in der Lösungsidee erläutert stellen die Kandidaten einer Frucht, welchen sie zugeordnet werden kann ohne dass <text:span text:style-name="T89">damit </text:span>das Zuordnen einer anderen Frucht und damit ein ein maximales Matching unmöglich gemacht werden würde deren mögliche Kandidaten dar.</text:p>
      <text:p text:style-name="P28"><text:span text:style-name="T87">Zum ermitteln dieser werden alle kompletten Zuordnungen </text:span><text:span text:style-name="T135">(größtmögliche Matchings)</text:span><text:span text:style-name="T87"> der Früchte auf </text:span><text:span text:style-name="T136">die </text:span><text:span text:style-name="T87">Schüsseln durchlaufen und für jede Frucht deren </text:span><text:span text:style-name="T89">zugeordnete Schüssel</text:span><text:span text:style-name="T87"> ihrer Menge an möglichen Kandidaten hinzugefügt </text:span><text:span text:style-name="T88">(welche zum Beginn des Durchlaufens leer ist)</text:span><text:span text:style-name="T87">.</text:span></text:p>
      <text:p text:style-name="P37"><text:span text:style-name="T120">Der Umstand dass</text:span> danach keine mögliche Kandidaten und damit auch keine <text:span text:style-name="T121">kompletten </text:span>Zuordnungen existieren wäre wie in der Lösungsidee erläutert für korrekte reale Daten unmöglich und damit ein Zeichen für invalide Daten, weswegen ein Fehler ausgelöst wird.</text:p>
      <text:p text:style-name="P29">Die kompletten Zuordnungen werden mit einer rekursiven Funktion ermittelt, welche mit rekursivem Backtracking arbeitet.</text:p>
      <text:p text:style-name="P29">Dafür nimmt die Funktion eine Sequenz an Früchten mit ihren Kandidaten und ein Mapping mit bereits <text:span text:style-name="T150">zu Früchten </text:span>zugeordneten Schüsseln entgegen, was zu Beginn leer ist.</text:p>
      <text:p text:style-name="P39">Dieses Mapping ordnet im Gegensatz zur Tabelle jedoch Schüsseln zu Früchten und nicht umgekehrt zu, weil durch die 1:1 Beziehung zwischen beiden im Falle einer möglichen Zuordnung die Reihenfolge egal <text:span text:style-name="T155">ist</text:span>, dafür jedoch das Überprüfen ob ein Wert im Mapping enthalten ist für Schlüssel mit einer Laufzeitkomplexität von O(1) i<text:span text:style-name="T151">m</text:span> Gegensatz zu O(n) für Werte beim <text:span text:style-name="T151">übernächsten</text:span> Schritt Rechenzeit sparen kann.</text:p>
      <text:p text:style-name="P30">Zunächst wird das letzte Element der Sequenz aus dieser entfernt, es stellt <text:span text:style-name="T132">die</text:span> Frucht samt Kandidaten dar <text:span text:style-name="T132">für welche in dieser Rekursionstiefe mögliche Kandidaten bestimmt werden</text:span>.</text:p>
      <text:p text:style-name="P36">Es wird das letzte Element <text:span text:style-name="T109">der Sequenz gewählt, weil beim </text:span><text:span text:style-name="T137">E</text:span><text:span text:style-name="T109">ntfernen eines Elements aus einem Array alle folgenden Elemente nachgerückt werden müssen, was wiederum Zeit benötigt.</text:span></text:p>
      <text:p text:style-name="P30">Anschließend werden alle Kandidaten <text:span text:style-name="T90">der Frucht</text:span>, welche nicht bereits <text:span text:style-name="T152">als Schlüssel</text:span> im Mapping einer Frucht zugeordnet sind für ein Durchlauf der Schleife dieser Frucht zugeordnet und durch einen rekursiven Aufruf alle für diese Kombination mögliche kompletten Zuordnungen ausgegeben.</text:p>
      <text:p text:style-name="P38">Das <text:span text:style-name="T146">Wiederentfernen</text:span> <text:span text:style-name="T146">des</text:span> zugeordneten Kandidaten stellt in diesem Fall ein Backtracking dar, weil <text:span text:style-name="T147">so der Zustand des Mapping zurückgesetzt wird um andere Kandidaten auszuprobieren.</text:span></text:p>
      <text:p text:style-name="P38"><text:span text:style-name="T148">Zudem sorgt das ignorieren von bereits zugeordneten Kandidaten dafür, dass wenn </text:span>ersichtlich ist dass ein<text:span text:style-name="T133">e</text:span> Zuordnung dieses Kandidaten zur Frucht unmöglich ist der <text:span text:style-name="T99">Pfad nicht weiter verfolgt wird.</text:span></text:p>
      <text:p text:style-name="P31">Anschließend wird die Frucht samt Kandidaten wieder der Sequenz hinzugefügt, weil sie so den gleichen Zustand wie vor dem Aufruf hat und damit bereit für <text:span text:style-name="T91">einen</text:span> eventuell <text:span text:style-name="T91">weiteren</text:span> rekursiven Aufruf <text:span text:style-name="T149">mit anderen bereits zugeordneten Schüsseln </text:span>ist.</text:p>
      <text:p text:style-name="P32">Wenn die Sequenz jedoch leer ist bedeutet das dass alle Früchte einer Schüssel zugewiesen wurden und somit <text:span text:style-name="T100">die</text:span> Abbruchbedingung erreicht ist.</text:p>
      <text:p text:style-name="P33"><text:soft-page-break/>Daraufhin wird das Mapping ausgegeben, welches zu diesem Zeitpunkt ja eine mögliche Zuordnung <text:span text:style-name="T92">aller Früchte </text:span>darstellt.</text:p>
      <text:p text:style-name="P34">Das <text:span text:style-name="T93">Ausgeben ist mit Hilfe von Generatoren implementiert, weil das Mapping an Zuordnungen zwischen mehreren rekursiven Aufrufen wiederverwendet wird und damit </text:span><text:span text:style-name="T97">nach dem</text:span><text:span text:style-name="T93"> </text:span><text:span text:style-name="T96">V</text:span><text:span text:style-name="T93">erlassen der Funktion, welche das Mapping wegen der Abbruchbedingung ausgegeben hat wieder verändert w</text:span><text:span text:style-name="T94">erden kann und diese </text:span><text:span text:style-name="T95">deshalb</text:span><text:span text:style-name="T94"> durch den Generator pausiert werden muss.</text:span></text:p>
      <text:p text:style-name="P35">Dies sorgt jedoch dafür, dass zu jedem Zeitpunkt ungeachtet der Rekursionstiefe nur eine Sequenz und ein Mapping existiert, was den <text:span text:style-name="T98">Arbeitsspeicherbedarf</text:span> senkt.</text:p>
      <text:h text:style-name="P123" text:outline-level="3"><text:bookmark-start text:name="__RefHeading___Toc2921_1553237519"/>Probleme<text:bookmark-end text:name="__RefHeading___Toc2921_1553237519"/></text:h>
      <text:p text:style-name="P44">Da die Funktion zum ermitteln von möglichen Zuordnungen auf rekursivem Backtracking <text:span text:style-name="T101">basiert besitzt sie eine exponentielle Laufzeit </text:span><text:span text:style-name="T103">welche mit der Anzahl der Früchte und der Anzahl an Kandidaten pro </text:span><text:span text:style-name="T110">Frucht </text:span><text:span text:style-name="T103">ansteigt</text:span><text:span text:style-name="T101">.</text:span></text:p>
      <text:h text:style-name="P124" text:outline-level="4"><text:bookmark-start text:name="__RefHeading___Toc2923_1553237519"/>Lösung 1: <text:span text:style-name="T106">H</text:span>euristik<text:bookmark-end text:name="__RefHeading___Toc2923_1553237519"/></text:h>
      <text:p text:style-name="P45">Die <text:span text:style-name="T130">tatsächliche</text:span> Laufzeit ist jedoch <text:span text:style-name="T130">meist </text:span>geringer, weil unmögliche Kombinationen bereits <text:span text:style-name="T130">früh erkannt und d</text:span><text:span text:style-name="T131">ie Rekursion</text:span><text:span text:style-name="T130"> für sie </text:span>abgebrochen <text:span text:style-name="T130">wird</text:span>.</text:p>
      <text:p text:style-name="P45">Dieses Abbrechen sorgt dafür, dass die nachfolgenden <text:span text:style-name="T102">rekursiven Aufrufe nicht stattfinden und so Rechenzeit gespart wird.</text:span></text:p>
      <text:p text:style-name="P52"><text:span text:style-name="T123">Zudem gilt</text:span><text:span text:style-name="T104">, dass die Anzahl der Kandidaten einer Frucht, für welche rekursive Aufrufe getätigt werden abnimmt je später sie für eine Kombination ausprobiert wird, </text:span><text:span text:style-name="T105">weil die Wahrscheinlichkeit das </text:span><text:span text:style-name="T124">ein Kandidat </text:span><text:span text:style-name="T105">diese</text:span><text:span text:style-name="T125">r</text:span><text:span text:style-name="T105"> </text:span><text:span text:style-name="T127">Frucht </text:span><text:span text:style-name="T105">bereits einer anderen Frucht zugeordnet </text:span><text:span text:style-name="T126">ist</text:span><text:span text:style-name="T105"> </text:span><text:span text:style-name="T129">und damit kein rekursiver Aufruf für ihn stattfindet </text:span><text:span text:style-name="T105">mit der Anzahl an </text:span><text:span text:style-name="T134">bereits</text:span><text:span text:style-name="T105"> </text:span><text:span text:style-name="T128">zugeordneten</text:span><text:span text:style-name="T105"> Früchten zunimmt.</text:span></text:p>
      <text:p text:style-name="P46">Dies kann man <text:span text:style-name="T108">zur Verminderung der Laufzeit </text:span>ausnutzen, indem man Früchte mit vielen Kandidaten (welche viele rekursive Aufrufe auslösen würden) möglichst weit vorne in der Sequenz an Früchten positioniert <text:span text:style-name="T107">und sie somit als letztes für eine Kombination ausprobiert</text:span>.</text:p>
      <text:p text:style-name="P50">Da es sich jedoch nur um Wahrscheinlichkeiten handelt kann eine Kombination bei einer passenden Reihenfolge von Früchten auch früher <text:span text:style-name="T138">(oder später) </text:span>verworfen werden, weswegen <text:span text:style-name="T118">diese Aktion eine Annäherung </text:span><text:span text:style-name="T119">darstellt</text:span><text:span text:style-name="T118"> und damit von einer optimalen Lösung abweichen kann.</text:span></text:p>
      <text:p text:style-name="P47">Dies ist in „strip_impossible“ umgesetzt, indem die Sequenz an Früchten für die Anzahl ihrer Kandidaten absteigend sortiert wird und so <text:span text:style-name="T111">Früchte je weiter an den Anfang geschoben werden je mehr rekursive Aufrufe sie auslösen würde</text:span><text:span text:style-name="T112">n</text:span><text:span text:style-name="T111">.</text:span></text:p>
      <text:h text:style-name="P125" text:outline-level="4"/>
      <text:h text:style-name="P126" text:outline-level="4"><text:bookmark-start text:name="__RefHeading___Toc2925_1553237519"/>Lösung 2: besserer Algorithmus<text:bookmark-end text:name="__RefHeading___Toc2925_1553237519"/></text:h>
      <text:p text:style-name="P48">Eine andere Lösung dieses Problems besteht darin, den Algorithmus zum <text:span text:style-name="T139">f</text:span>inden von möglichen Zuordnungen durch einen mit einem besseren Laufzeitverhalten zu ersetzten.</text:p>
      <text:p text:style-name="P49"><text:span text:style-name="T113">Da eine mögliche Zuordnung ei</text:span><text:span text:style-name="T42">n größtmögliches Matching darstellt kann ein Algorithmus </text:span><text:span text:style-name="T43">von </text:span><text:span text:style-name="T40">Takeaki Uno </text:span><text:span text:style-name="T43">verwendet wer</text:span><text:span text:style-name="T45">den, welcher alle größtmöglichen Matchings in einem bipartiten Graphen mit einer Laufzeit von </text:span><text:span text:style-name="T44">O(mn</text:span><text:span text:style-name="T114">1/2</text:span><text:span text:style-name="T44">+nN</text:span><text:span text:style-name="T115">m</text:span><text:span text:style-name="T44">)</text:span><text:span text:style-name="T45"> finden kann, </text:span><text:span text:style-name="T46">wobei m die Nummer aller Kanten, n die Nummer aller Knoten und N</text:span><text:span text:style-name="T116">m</text:span><text:span text:style-name="T117"> die Nummer aller größtmöglicher Matchings darstellt</text:span><text:span text:style-name="T45">.</text:span></text:p>
      <text:p text:style-name="P51"><text:span text:style-name="T49">Jedoch erschließt</text:span><text:span text:style-name="T44"> sich das diesen Algorithmus beschreibende Dokument</text:span><text:span text:style-name="T45"> </text:span><text:span text:style-name="T44">(</text:span><text:a xlink:type="simple" xlink:href="http://citeseerx.ist.psu.edu/viewdoc/download?doi=10.1.1.107.8179&amp;rep=rep1&amp;type=pdf" text:style-name="Internet_20_link" text:visited-style-name="Visited_20_Internet_20_Link"><text:span text:style-name="T47">http://citeseerx.ist.psu.edu/viewdoc/download?doi=10.1.1.107.8179&amp;rep=rep1&amp;type=pdf</text:span></text:a><text:span text:style-name="T44">)</text:span></text:p>
      <text:p text:style-name="P51"><text:span text:style-name="T50">mir </text:span><text:span text:style-name="T51">aufgrund meines</text:span><text:span text:style-name="T50"> momentanen </text:span><text:span text:style-name="T52">Wissensstandes</text:span><text:span text:style-name="T50"> noch nicht vollständig</text:span><text:span text:style-name="T44">, weswegen ich </text:span><text:span text:style-name="T53">auf eine bereits bestehende Implementierung </text:span><text:span text:style-name="T54">(</text:span><text:a xlink:type="simple" xlink:href="https://github.com/Xunius/bipartite_matching" text:style-name="Internet_20_link" text:visited-style-name="Visited_20_Internet_20_Link"><text:span text:style-name="T54">https://github.com/Xunius/bipartite_matching</text:span></text:a><text:span text:style-name="T54">) </text:span><text:span text:style-name="T53">zurückgreife</text:span><text:span text:style-name="T44">.</text:span></text:p>
      <text:p text:style-name="P53"><text:span text:style-name="T48">D</text:span><text:span text:style-name="T44">iese wird durch die Kommandozeilenoption „--alternative“ aktiviert und benutzt die Funktion „</text:span><text:span text:style-name="T156">enumMaximumMatching2“ zum Auflisten aller größtmöglicher Matchings.</text:span></text:p>
      <text:p text:style-name="P54"><text:span text:style-name="T156">Dafür wird </text:span><text:span text:style-name="T158">vor dem Aufruf der Funktion </text:span><text:span text:style-name="T156">mithilfe des Moduls „networkx“ ein Graph gebildet, welcher alle Früchte und Schüsseln als Knoten enthält und diese mit einem bestimmten Attribut in die zwei untereinander nicht verbundenen Sets des bipartiten Graphen einteilt.</text:span></text:p>
      <text:p text:style-name="P128">Anschließend wird jedem Fruchtknoten Kanten zu seinen Kandidaten hinzugefügt.</text:p>
      <text:p text:style-name="P129">Beim Auswerten der ermittelten Matchings wird überprüft ob wie im Lösungsweg erläutert alle Früchte zugeordnet wurden und sonst wie dort erläutert ein Fehler wegen invaliden Daten ausgelöst.</text:p>
      <text:p text:style-name="P54"><text:span text:style-name="T156">Jedoch zeigt sich, dass diese Variante oft langsamer als die von mir ist, was wahrscheinlich an ihrer Qualität liegt, </text:span><text:span text:style-name="T157">welche</text:span><text:span text:style-name="T156"> durch eine beim Ausführen ausgegebene Effizienzwarnung einer Bibliothek, </text:span><text:span text:style-name="T157">einer in der README des Projekts enthaltenen Notiz und mehreren Fehlern beim erstmaligen Verwenden sehr schlecht ist.</text:span></text:p>
      <text:h text:style-name="Heading_20_3" text:outline-level="3"><text:bookmark-start text:name="__RefHeading___Toc513_1775077224"/>Quellcode<text:bookmark-end text:name="__RefHeading___Toc513_1775077224"/></text:h>
      <text:p text:style-name="P17">Methode „<text:span text:style-name="T85">strip</text:span>_impossible“, „<text:span text:style-name="T159">strip_impossible2“</text:span> <text:span text:style-name="T86">und Funktion „iter_possible“</text:span></text:p>
      <text:h text:style-name="P102" text:outline-level="2"><text:bookmark-start text:name="__RefHeading___Toc684_1775077224"/>Schritt 3: Bilden der Ergebnismenge<text:bookmark-end text:name="__RefHeading___Toc684_1775077224"/></text:h>
      <text:p text:style-name="P20"><text:span text:style-name="T36">Für die Umsetzung des letzten Schritts wird einfach </text:span><text:span text:style-name="T38">die </text:span><text:bookmark text:name="Vereinigung_(Vereinigungsmenge)"/>Vereinigungsmenge <text:span text:style-name="T38">der Kandidatensets aller </text:span><text:span text:style-name="T39">gewünschten </text:span><text:span text:style-name="T38">Früchte ermittelt, in dem zuerst ein leeres Ergebnisset erstellt wird und es danach für jedes Kandidatenset durch die Vereinigungsmenge mit diesem ersetzt wird.</text:span></text:p>
      <text:p text:style-name="P15">Dabei wird <text:span text:style-name="T55">beim </text:span><text:span text:style-name="T56">Unterscheiden</text:span><text:span text:style-name="T55">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18">Methode „bowls“ <text:span text:style-name="T84">und Hauptprogramm</text:span></text:p>
      <text:h text:style-name="P117" text:outline-level="1"><text:bookmark-start text:name="__RefHeading___Toc2236_4178761632"/>Beispiele<text:bookmark-end text:name="__RefHeading___Toc2236_4178761632"/></text:h>
      <text:h text:style-name="P69" text:outline-level="2"><text:bookmark-start text:name="__RefHeading___Toc643_3368257420"/>spiesse1.txt<text:bookmark-end text:name="__RefHeading___Toc643_3368257420"/></text:h>
      <text:p text:style-name="P41">Ausgabe: Zu besuchende Schüsseln: {1, 2, 4, 5, 7}</text:p>
      <text:p text:style-name="P41">Zeit: 0,288s (0,294s mit --alternative)</text:p>
      <text:p text:style-name="P130">Dieses Beispiel stellt ein Beispiel für das Fehlen einer gewünschten Frucht (Grapefruit) in allen Spießen dar.</text:p>
      <text:p text:style-name="P40">Da von den 10 Schüsseln alle außer 7 in Spießen vorkommen wird diese als Kandidat der Frucht ermittelt.</text:p>
      <text:h text:style-name="P70" text:outline-level="2"><text:bookmark-start text:name="__RefHeading___Toc1311_3424963777"/>spiesse2.txt<text:bookmark-end text:name="__RefHeading___Toc1311_3424963777"/></text:h>
      <text:p text:style-name="P57">Ausgabe: Zu besuchende Schüsseln: {1, 5, 6, 7, 10, 11}</text:p>
      <text:p text:style-name="P57">Zeit: 0,287s (0,336s mit –alternative)</text:p>
      <text:h text:style-name="P71" text:outline-level="2"><text:bookmark-start text:name="__RefHeading___Toc1313_3424963777"/>spiesse3.txt<text:bookmark-end text:name="__RefHeading___Toc1313_3424963777"/></text:h>
      <text:p text:style-name="P58">Ausgabe: MissingDataError: es müssen mehr Schüsseln ({1, 2, 5, 7, 8, 10, 11, 12}) als gewünschte Früchte (['Clementine', 'Erdbeere', 'Feige', 'Himbeere', 'Ingwer', 'Kiwi', 'Litschi']) besucht werden, es fehlen weitere Daten</text:p>
      <text:p text:style-name="P58">Zeit: 0,<text:span text:style-name="T160">2</text:span><text:span text:style-name="T161">92</text:span>s (0,<text:span text:style-name="T160">327</text:span>s mit –alternative)</text:p>
      <text:h text:style-name="P72" text:outline-level="2"><text:bookmark-start text:name="__RefHeading___Toc1315_3424963777"/>spiesse4.txt<text:bookmark-end text:name="__RefHeading___Toc1315_3424963777"/></text:h>
      <text:p text:style-name="P59">Ausgabe: Zu besuchende Schüsseln: {2, 6, 7, 8, 9, 12, 13, 14}</text:p>
      <text:p text:style-name="P59">Zeit: 0,284s (0,292s mit –alternative)</text:p>
      <text:h text:style-name="P73" text:outline-level="2"><text:bookmark-start text:name="__RefHeading___Toc1317_3424963777"/>spiesse5.txt<text:bookmark-end text:name="__RefHeading___Toc1317_3424963777"/></text:h>
      <text:p text:style-name="P60">Ausgabe: Zu besuchende Schüsseln: {1, 2, 3, 4, 5, 6, 9, 10, 12, 14, 16, 19, 20}</text:p>
      <text:p text:style-name="P60">Zeit: 0,289s (0,554s mit –alternative)</text:p>
      <text:h text:style-name="P74" text:outline-level="2"><text:bookmark-start text:name="__RefHeading___Toc1319_3424963777"/>spiesse6.txt<text:bookmark-end text:name="__RefHeading___Toc1319_3424963777"/></text:h>
      <text:p text:style-name="P60">Ausgabe: Zu besuchende Schüsseln: {4, 6, 7, 10, 11, 15, 18, 20}</text:p>
      <text:p text:style-name="P60">Zeit: 0,287s (0,293s mit –alternative)</text:p>
      <text:h text:style-name="P75" text:outline-level="2"><text:bookmark-start text:name="__RefHeading___Toc2927_1553237519"/><text:soft-page-break/>spiesse7.txt<text:bookmark-end text:name="__RefHeading___Toc2927_1553237519"/></text:h>
      <text:p text:style-name="P42">Ausgabe: MissingDataError: es müssen mehr Schüsseln ({3, 5, 6, 8, 10, 14, 16, 17, 18, 20, 23, 24, 25, 26}) als gewünschte Früchte (['Apfel', 'Clementine', 'Dattel', 'Grapefruit', 'Mango', 'Sauerkirsche', 'Tamarinde', 'Ugli', 'Vogelbeere', 'Xenia', 'Yuzu', 'Zitrone']) besucht werden, es fehlen weitere Daten</text:p>
      <text:p text:style-name="P42">Zeit: <text:span text:style-name="T162">1,438s (~10m mit –alternative)</text:span></text:p>
      <text:p text:style-name="P43">Dieses Beispiel zeigt die Zunahme an Laufzeit durch relativ viele Früchte und Kandidaten.</text:p>
      <text:p text:style-name="P43">Gleichzeitig zeigt es die Wirkung der Heuristik, ohne welche die Laufzeit mehr als 30 Minuten beträgt.</text:p>
      <text:p text:style-name="P43">Jedoch wird auch gezeigt dass sie kein Optimum darstellen muss, weil die Laufzeit beim <text:span text:style-name="T164">U</text:span>mkehren der Sequenz anstatt sie zu sortieren <text:span text:style-name="T163">nur</text:span> 1,059 Sekunden beträgt.</text:p>
      <text:h text:style-name="P77" text:outline-level="2"><text:bookmark-start text:name="__RefHeading___Toc1321_3424963777"/>spiesseD.txt<text:bookmark-end text:name="__RefHeading___Toc1321_3424963777"/></text:h>
      <text:p text:style-name="P62">Ausgabe: Zu besuchende Schüsseln: {1, 3, 4}</text:p>
      <text:p text:style-name="P62">Zeit: 0,290s (0,294s mit –alternative)</text:p>
      <text:p text:style-name="P62">Dieses Beispiel stellte Aufgabe 2a dar.</text:p>
      <text:h text:style-name="P76" text:outline-level="2"><text:bookmark-start text:name="__RefHeading___Toc1323_3424963777"/>spiesseN.txt<text:bookmark-end text:name="__RefHeading___Toc1323_3424963777"/></text:h>
      <text:p text:style-name="P61">Ausgabe: InvalidDataError: Es gibt keine möglichen Zuordnungen von Früchten und Schüsseln, Daten fehlerhaft</text:p>
      <text:p text:style-name="P61">Dieses eigene Beispiel ist eine modifizierte Variante von „spiesseD.txt“ und zeigt die Reaktion auf invalide Daten, weil im Beispiel eine weitere Frucht „N“ im ersten Spieß die Schüssel 7, im vierten Spieß jedoch die Schüssel <text:span text:style-name="T165">8 besitzt.</text:span></text:p>
      <text:p text:style-name="P27"/>
      <text:h text:style-name="Heading_20_1" text:outline-level="1"><text:bookmark-start text:name="__RefHeading___Toc2238_4178761632"/>Quellcode<text:bookmark-end text:name="__RefHeading___Toc2238_4178761632"/></text:h>
      <text:p text:style-name="P83">siehe <text:span text:style-name="T168">Pythonsc</text:span><text:span text:style-name="T167">ript </text:span>Aufgabe2-Implemen<text:span text:style-name="T166">tierung</text:span>/A2.py</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57073</text:p>
      </style:header>
      <style:header-first>
        <text:p text:style-name="Header"/>
      </style:header-first>
      <style:footer>
        <text:p text:style-name="Footer"><text:tab/><text:page-number text:select-page="current">13</text:page-number>/<text:page-count>13</text:page-count></text:p>
      </style:footer>
      <style:footer-first>
        <text:p text:style-name="Footer"><text:tab/><text:page-number text:select-page="current">1</text:page-number>/<text:page-count>13</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7T23:37:02.690194663</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3" meta:paragraph-count="224" meta:word-count="2585" meta:character-count="17882" meta:non-whitespace-character-count="15517"/>
  </office:meta>
</office:document-meta>
</file>